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7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1.251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8.9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43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fo:background-color="#ffcc00" style:vertical-align="top"/>
      <style:text-properties style:use-window-font-color="true"/>
    </style:style>
    <style:style style:name="ce6" style:family="table-cell" style:parent-style-name="Default">
      <style:table-cell-properties fo:background-color="#ffff99" style:vertical-align="top"/>
    </style:style>
    <style:style style:name="ce7" style:family="table-cell" style:parent-style-name="Default">
      <style:table-cell-properties fo:background-color="transparent" style:vertical-align="top"/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transparent" style:vertical-align="top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ackground-color="transparent" fo:wrap-option="wrap"/>
    </style:style>
    <style:style style:name="ce21" style:family="table-cell" style:parent-style-name="Default">
      <style:table-cell-properties fo:background-color="#ffff99" fo:wrap-option="wrap"/>
    </style:style>
    <style:style style:name="ce22" style:family="table-cell" style:parent-style-name="Default">
      <style:table-cell-properties fo:background-color="#ffff99" fo:wrap-option="wrap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wrap-option="wrap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4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Droid Sans Fallback" style:font-name-complex="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weight="bold" style:font-name-asian="Droid Sans Fallback" style:font-name-complex="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bullet text:level="1" text:bullet-char="">
        <style:list-level-properties/>
        <style:text-properties fo:font-family="starbats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3"/>
        <table:table-column table:style-name="co6" table:number-columns-repeated="5" table:default-cell-style-name="ce11"/>
        <table:table-column table:style-name="co7" table:number-columns-repeated="2" table:default-cell-style-name="ce11"/>
        <table:table-column table:style-name="co7" table:default-cell-style-name="Default"/>
        <table:table-column table:style-name="co8" table:default-cell-style-name="ce19"/>
        <table:table-column table:style-name="co9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number-columns-repeated="1001" table:default-cell-style-name="Default"/>
        <table:table-row table:style-name="ro1">
          <table:table-cell table:style-name="ce1"/>
          <table:table-cell table:style-name="ce9" table:number-columns-repeated="4"/>
          <table:table-cell table:style-name="ce1"/>
          <table:table-cell table:style-name="ce9" table:number-columns-repeated="7"/>
          <table:table-cell table:style-name="ce15"/>
          <table:table-cell table:style-name="ce17" office:value-type="string" calcext:value-type="string">
            <text:p>Shall we add the Fks?</text:p>
            <text:p>Sync process could fail because</text:p>
            <text:p>Dependants without master</text:p>
          </table:table-cell>
          <table:table-cell table:style-name="ce15" table:number-columns-repeated="1008"/>
        </table:table-row>
        <table:table-row table:style-name="ro2">
          <table:table-cell table:style-name="ce1"/>
          <table:table-cell table:style-name="ce9" table:number-columns-repeated="4"/>
          <table:table-cell table:style-name="ce1"/>
          <table:table-cell table:style-name="ce13" office:value-type="string" calcext:value-type="string" table:number-columns-spanned="2" table:number-rows-spanned="1">
            <text:p>Central</text:p>
          </table:table-cell>
          <table:covered-table-cell table:style-name="ce9"/>
          <table:table-cell table:style-name="ce9"/>
          <table:table-cell table:style-name="ce13" office:value-type="string" calcext:value-type="string" table:number-columns-spanned="2" table:number-rows-spanned="1">
            <text:p>Remote</text:p>
          </table:table-cell>
          <table:covered-table-cell table:style-name="ce9"/>
          <table:table-cell table:style-name="ce9" table:number-columns-repeated="2"/>
          <table:table-cell table:style-name="ce15"/>
          <table:table-cell table:style-name="ce17"/>
          <table:table-cell table:style-name="ce15"/>
          <table:table-cell table:style-name="ce16" office:value-type="string" calcext:value-type="string">
            <text:p>Central</text:p>
          </table:table-cell>
          <table:table-cell table:style-name="ce15"/>
          <table:table-cell table:style-name="ce16" office:value-type="string" calcext:value-type="string">
            <text:p>Remote</text:p>
          </table:table-cell>
          <table:table-cell table:style-name="ce15"/>
          <table:table-cell table:style-name="ce16" office:value-type="string" calcext:value-type="string">
            <text:p>Central</text:p>
          </table:table-cell>
          <table:table-cell table:style-name="ce15"/>
          <table:table-cell table:style-name="ce16" office:value-type="string" calcext:value-type="string">
            <text:p>Remote</text:p>
          </table:table-cell>
          <table:table-cell table:style-name="ce15" table:number-columns-repeated="1000"/>
        </table:table-row>
        <table:table-row table:style-name="ro3">
          <table:table-cell table:style-name="ce2" office:value-type="string" calcext:value-type="string">
            <text:p>table_name</text:p>
          </table:table-cell>
          <table:table-cell table:style-name="ce10" office:value-type="string" calcext:value-type="string">
            <text:p>modify date</text:p>
            <text:p>Column?</text:p>
          </table:table-cell>
          <table:table-cell table:style-name="ce10" office:value-type="string" calcext:value-type="string">
            <text:p>Modify date</text:p>
            <text:p>Type</text:p>
          </table:table-cell>
          <table:table-cell table:style-name="ce10" office:value-type="string" calcext:value-type="string">
            <text:p>add date</text:p>
            <text:p>Column?</text:p>
          </table:table-cell>
          <table:table-cell table:style-name="ce10" office:value-type="string" calcext:value-type="string">
            <text:p>add date</text:p>
            <text:p>Type</text:p>
          </table:table-cell>
          <table:table-cell table:style-name="ce2"/>
          <table:table-cell table:style-name="ce10" office:value-type="string" calcext:value-type="string">
            <office:annotation draw:style-name="gr1" draw:text-style-name="P1" svg:width="2.899cm" svg:height="0.596cm" svg:x="16.187cm" svg:y="0.188cm" draw:caption-point-x="-0.61cm" draw:caption-point-y="1.51cm">
              <dc:date>2015-04-01T00:00:00</dc:date>
              <text:p text:style-name="P1"><text:span text:style-name="T1">Send to remote?</text:span></text:p>
            </office:annotation>
            <text:p>out</text:p>
          </table:table-cell>
          <table:table-cell table:style-name="ce10" office:value-type="string" calcext:value-type="string">
            <office:annotation draw:style-name="gr1" draw:text-style-name="P1" svg:width="2.899cm" svg:height="0.991cm" svg:x="17.438cm" svg:y="0.188cm" draw:caption-point-x="-0.61cm" draw:caption-point-y="1.51cm">
              <dc:date>2015-04-01T00:00:00</dc:date>
              <text:p text:style-name="P1"><text:span text:style-name="T1">Receive from remote?</text:span></text:p>
            </office:annotation>
            <text:p>in</text:p>
          </table:table-cell>
          <table:table-cell table:style-name="ce10"/>
          <table:table-cell table:style-name="ce10" office:value-type="string" calcext:value-type="string">
            <office:annotation draw:style-name="gr1" draw:text-style-name="P1" svg:width="2.899cm" svg:height="0.596cm" svg:x="19.939cm" svg:y="0.188cm" draw:caption-point-x="-0.61cm" draw:caption-point-y="1.51cm">
              <dc:date>2015-04-01T00:00:00</dc:date>
              <text:p text:style-name="P1"><text:span text:style-name="T1">Send to central?</text:span></text:p>
            </office:annotation>
            <text:p>out</text:p>
          </table:table-cell>
          <table:table-cell table:style-name="ce10" office:value-type="string" calcext:value-type="string">
            <office:annotation draw:style-name="gr1" draw:text-style-name="P1" svg:width="2.899cm" svg:height="0.991cm" svg:x="21.189cm" svg:y="0.188cm" draw:caption-point-x="-0.61cm" draw:caption-point-y="1.51cm">
              <dc:date>2015-04-01T00:00:00</dc:date>
              <text:p text:style-name="P1"><text:span text:style-name="T1">Receive from central?</text:span></text:p>
            </office:annotation>
            <text:p>in</text:p>
          </table:table-cell>
          <table:table-cell table:style-name="ce10"/>
          <table:table-cell table:style-name="ce10" office:value-type="string" calcext:value-type="string">
            <office:annotation draw:style-name="gr1" draw:text-style-name="P1" svg:width="2.899cm" svg:height="1.386cm" svg:x="23.366cm" svg:y="0.188cm" draw:caption-point-x="-0.61cm" draw:caption-point-y="1.51cm">
              <dc:date>2015-04-01T00:00:00</dc:date>
              <text:p text:style-name="P1">-1 = Not used </text:p>
              <text:p text:style-name="P1">0 = Doesn't have dependencies</text:p>
            </office:annotation>
            <text:p>Sync</text:p>
            <text:p>Order</text:p>
          </table:table-cell>
          <table:table-cell table:style-name="ce16"/>
          <table:table-cell table:style-name="ce18" office:value-type="string" calcext:value-type="string">
            <text:p>Comments</text:p>
          </table:table-cell>
          <table:table-cell table:style-name="ce16"/>
          <table:table-cell table:style-name="ce15" office:value-type="string" calcext:value-type="string">
            <text:p>truncate table sync_tables;</text:p>
          </table:table-cell>
          <table:table-cell table:style-name="ce16"/>
          <table:table-cell table:style-name="ce15" office:value-type="string" calcext:value-type="string">
            <text:p>truncate table sync_tables;</text:p>
          </table:table-cell>
          <table:table-cell table:style-name="ce16" table:number-columns-repeated="1004"/>
        </table:table-row>
        <table:table-row table:style-name="ro2" table:visibility="filter">
          <table:table-cell office:value-type="string" calcext:value-type="string">
            <text:p>admin_logi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table:formula="of:=&quot;insert into sync_tables (table_name, outbound, inbound, in_order) values ('&quot; &amp; [.A4] &amp; &quot;', '&quot; &amp; [.G4] &amp; &quot;', '&quot; &amp; [.H4] &amp;&quot;', &quot; &amp; [.M4] &amp; &quot;);&quot;" office:value-type="string" office:string-value="insert into sync_tables (table_name, outbound, inbound, in_order) values ('admin_login', 'N', 'N', -1);" calcext:value-type="string">
            <text:p>insert into sync_tables (table_name, outbound, inbound, in_order) values ('admin_login', 'N', 'N', -1);</text:p>
          </table:table-cell>
          <table:table-cell/>
          <table:table-cell table:formula="of:=&quot;insert into sync_tables (table_name, outbound, inbound,  in_order) values ('&quot; &amp; [.A4] &amp; &quot;', '&quot; &amp; [.J4] &amp; &quot;', '&quot; &amp; [.K4] &amp;&quot;', &quot; &amp; [.M4] &amp; &quot;);&quot;" office:value-type="string" office:string-value="insert into sync_tables (table_name, outbound, inbound,  in_order) values ('admin_login', 'N', 'N', -1);" calcext:value-type="string">
            <text:p>insert into sync_tables (table_name, outbound, inbound, <text:s/>in_order) values ('admin_login', 'N', 'N', -1);</text:p>
          </table:table-cell>
          <table:table-cell/>
          <table:table-cell table:formula="of:=&quot;update sync_tables set outbound = '&quot; &amp; [.G4] &amp; &quot;', inbound = '&quot; &amp; [.H4] &amp; &quot;', in_order = &quot; &amp; [.M4] &amp; &quot; where table_name = '&quot; &amp; [.A4] &amp; &quot;';&quot;" office:value-type="string" office:string-value="update sync_tables set outbound = 'N', inbound = 'N', in_order = -1 where table_name = 'admin_login';" calcext:value-type="string">
            <text:p>update sync_tables set outbound = 'N', inbound = 'N', in_order = -1 where table_name = 'admin_login';</text:p>
          </table:table-cell>
          <table:table-cell/>
          <table:table-cell table:formula="of:=&quot;update sync_tables set outbound = '&quot; &amp; [.J4] &amp; &quot;', inbound = '&quot; &amp; [.K4] &amp; &quot;', in_order = &quot; &amp; [.M4] &amp; &quot; where table_name = '&quot; &amp; [.A4] &amp; &quot;';&quot;" office:value-type="string" office:string-value="update sync_tables set outbound = 'N', inbound = 'N', in_order = -1 where table_name = 'admin_login';" calcext:value-type="string">
            <text:p>update sync_tables set outbound = 'N', inbound = 'N', in_order = -1 where table_name = 'admin_login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countri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0"/>
          <table:table-cell/>
          <table:table-cell table:formula="of:=&quot;insert into sync_tables (table_name, outbound, inbound, in_order) values ('&quot; &amp; [.A5] &amp; &quot;', '&quot; &amp; [.G5] &amp; &quot;', '&quot; &amp; [.H5] &amp;&quot;', &quot; &amp; [.M5] &amp; &quot;);&quot;" office:value-type="string" office:string-value="insert into sync_tables (table_name, outbound, inbound, in_order) values ('countries', 'Y', 'N', 0);" calcext:value-type="string">
            <text:p>insert into sync_tables (table_name, outbound, inbound, in_order) values ('countries', 'Y', 'N', 0);</text:p>
          </table:table-cell>
          <table:table-cell/>
          <table:table-cell table:formula="of:=&quot;insert into sync_tables (table_name, outbound, inbound,  in_order) values ('&quot; &amp; [.A5] &amp; &quot;', '&quot; &amp; [.J5] &amp; &quot;', '&quot; &amp; [.K5] &amp;&quot;', &quot; &amp; [.M5] &amp; &quot;);&quot;" office:value-type="string" office:string-value="insert into sync_tables (table_name, outbound, inbound,  in_order) values ('countries', 'N', 'Y', 0);" calcext:value-type="string">
            <text:p>insert into sync_tables (table_name, outbound, inbound, <text:s/>in_order) values ('countries', 'N', 'Y', 0);</text:p>
          </table:table-cell>
          <table:table-cell/>
          <table:table-cell table:formula="of:=&quot;update sync_tables set outbound = '&quot; &amp; [.G5] &amp; &quot;', inbound = '&quot; &amp; [.H5] &amp; &quot;', in_order = &quot; &amp; [.M5] &amp; &quot; where table_name = '&quot; &amp; [.A5] &amp; &quot;';&quot;" office:value-type="string" office:string-value="update sync_tables set outbound = 'Y', inbound = 'N', in_order = 0 where table_name = 'countries';" calcext:value-type="string">
            <text:p>update sync_tables set outbound = 'Y', inbound = 'N', in_order = 0 where table_name = 'countries';</text:p>
          </table:table-cell>
          <table:table-cell/>
          <table:table-cell table:formula="of:=&quot;update sync_tables set outbound = '&quot; &amp; [.J5] &amp; &quot;', inbound = '&quot; &amp; [.K5] &amp; &quot;', in_order = &quot; &amp; [.M5] &amp; &quot; where table_name = '&quot; &amp; [.A5] &amp; &quot;';&quot;" office:value-type="string" office:string-value="update sync_tables set outbound = 'N', inbound = 'Y', in_order = 0 where table_name = 'countries';" calcext:value-type="string">
            <text:p>update sync_tables set outbound = 'N', inbound = 'Y', in_order = 0 where table_name = 'countries';</text:p>
          </table:table-cell>
          <table:table-cell table:number-columns-repeated="1000"/>
        </table:table-row>
        <table:table-row table:style-name="ro1" table:visibility="filter">
          <table:table-cell office:value-type="string" calcext:value-type="string">
            <text:p>designation_gra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30" calcext:value-type="float">
            <text:p>30</text:p>
          </table:table-cell>
          <table:table-cell/>
          <table:table-cell table:style-name="ce21" office:value-type="string" calcext:value-type="string">
            <text:p>Should have a FK on designation_master_id to designation_master</text:p>
            <text:p>What is the use of this table?</text:p>
          </table:table-cell>
          <table:table-cell/>
          <table:table-cell table:formula="of:=&quot;insert into sync_tables (table_name, outbound, inbound, in_order) values ('&quot; &amp; [.A6] &amp; &quot;', '&quot; &amp; [.G6] &amp; &quot;', '&quot; &amp; [.H6] &amp;&quot;', &quot; &amp; [.M6] &amp; &quot;);&quot;" office:value-type="string" office:string-value="insert into sync_tables (table_name, outbound, inbound, in_order) values ('designation_grade', 'Y', 'N', 30);" calcext:value-type="string">
            <text:p>insert into sync_tables (table_name, outbound, inbound, in_order) values ('designation_grade', 'Y', 'N', 30);</text:p>
          </table:table-cell>
          <table:table-cell/>
          <table:table-cell table:formula="of:=&quot;insert into sync_tables (table_name, outbound, inbound,  in_order) values ('&quot; &amp; [.A6] &amp; &quot;', '&quot; &amp; [.J6] &amp; &quot;', '&quot; &amp; [.K6] &amp;&quot;', &quot; &amp; [.M6] &amp; &quot;);&quot;" office:value-type="string" office:string-value="insert into sync_tables (table_name, outbound, inbound,  in_order) values ('designation_grade', 'N', 'Y', 30);" calcext:value-type="string">
            <text:p>insert into sync_tables (table_name, outbound, inbound, <text:s/>in_order) values ('designation_grade', 'N', 'Y', 30);</text:p>
          </table:table-cell>
          <table:table-cell/>
          <table:table-cell table:formula="of:=&quot;update sync_tables set outbound = '&quot; &amp; [.G6] &amp; &quot;', inbound = '&quot; &amp; [.H6] &amp; &quot;', in_order = &quot; &amp; [.M6] &amp; &quot; where table_name = '&quot; &amp; [.A6] &amp; &quot;';&quot;" office:value-type="string" office:string-value="update sync_tables set outbound = 'Y', inbound = 'N', in_order = 30 where table_name = 'designation_grade';" calcext:value-type="string">
            <text:p>update sync_tables set outbound = 'Y', inbound = 'N', in_order = 30 where table_name = 'designation_grade';</text:p>
          </table:table-cell>
          <table:table-cell/>
          <table:table-cell table:formula="of:=&quot;update sync_tables set outbound = '&quot; &amp; [.J6] &amp; &quot;', inbound = '&quot; &amp; [.K6] &amp; &quot;', in_order = &quot; &amp; [.M6] &amp; &quot; where table_name = '&quot; &amp; [.A6] &amp; &quot;';&quot;" office:value-type="string" office:string-value="update sync_tables set outbound = 'N', inbound = 'Y', in_order = 30 where table_name = 'designation_grade';" calcext:value-type="string">
            <text:p>update sync_tables set outbound = 'N', inbound = 'Y', in_order = 30 where table_name = 'designation_grade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designation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What is the use of this table?</text:p>
          </table:table-cell>
          <table:table-cell/>
          <table:table-cell table:formula="of:=&quot;insert into sync_tables (table_name, outbound, inbound, in_order) values ('&quot; &amp; [.A7] &amp; &quot;', '&quot; &amp; [.G7] &amp; &quot;', '&quot; &amp; [.H7] &amp;&quot;', &quot; &amp; [.M7] &amp; &quot;);&quot;" office:value-type="string" office:string-value="insert into sync_tables (table_name, outbound, inbound, in_order) values ('designation_master', 'Y', 'N', 40);" calcext:value-type="string">
            <text:p>insert into sync_tables (table_name, outbound, inbound, in_order) values ('designation_master', 'Y', 'N', 40);</text:p>
          </table:table-cell>
          <table:table-cell/>
          <table:table-cell table:formula="of:=&quot;insert into sync_tables (table_name, outbound, inbound,  in_order) values ('&quot; &amp; [.A7] &amp; &quot;', '&quot; &amp; [.J7] &amp; &quot;', '&quot; &amp; [.K7] &amp;&quot;', &quot; &amp; [.M7] &amp; &quot;);&quot;" office:value-type="string" office:string-value="insert into sync_tables (table_name, outbound, inbound,  in_order) values ('designation_master', 'N', 'Y', 40);" calcext:value-type="string">
            <text:p>insert into sync_tables (table_name, outbound, inbound, <text:s/>in_order) values ('designation_master', 'N', 'Y', 40);</text:p>
          </table:table-cell>
          <table:table-cell/>
          <table:table-cell table:formula="of:=&quot;update sync_tables set outbound = '&quot; &amp; [.G7] &amp; &quot;', inbound = '&quot; &amp; [.H7] &amp; &quot;', in_order = &quot; &amp; [.M7] &amp; &quot; where table_name = '&quot; &amp; [.A7] &amp; &quot;';&quot;" office:value-type="string" office:string-value="update sync_tables set outbound = 'Y', inbound = 'N', in_order = 40 where table_name = 'designation_master';" calcext:value-type="string">
            <text:p>update sync_tables set outbound = 'Y', inbound = 'N', in_order = 40 where table_name = 'designation_master';</text:p>
          </table:table-cell>
          <table:table-cell/>
          <table:table-cell table:formula="of:=&quot;update sync_tables set outbound = '&quot; &amp; [.J7] &amp; &quot;', inbound = '&quot; &amp; [.K7] &amp; &quot;', in_order = &quot; &amp; [.M7] &amp; &quot; where table_name = '&quot; &amp; [.A7] &amp; &quot;';&quot;" office:value-type="string" office:string-value="update sync_tables set outbound = 'N', inbound = 'Y', in_order = 40 where table_name = 'designation_master';" calcext:value-type="string">
            <text:p>update sync_tables set outbound = 'N', inbound = 'Y', in_order = 40 where table_name = 'designation_master';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device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12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/>
          <table:table-cell table:style-name="ce21" office:value-type="string" calcext:value-type="string">
            <text:p>What is the use of this table?</text:p>
          </table:table-cell>
          <table:table-cell/>
          <table:table-cell table:formula="of:=&quot;insert into sync_tables (table_name, outbound, inbound, in_order) values ('&quot; &amp; [.A8] &amp; &quot;', '&quot; &amp; [.G8] &amp; &quot;', '&quot; &amp; [.H8] &amp;&quot;', &quot; &amp; [.M8] &amp; &quot;);&quot;" office:value-type="string" office:string-value="insert into sync_tables (table_name, outbound, inbound, in_order) values ('device_master', 'N', 'Y', 50);" calcext:value-type="string">
            <text:p>insert into sync_tables (table_name, outbound, inbound, in_order) values ('device_master', 'N', 'Y', 50);</text:p>
          </table:table-cell>
          <table:table-cell/>
          <table:table-cell table:formula="of:=&quot;insert into sync_tables (table_name, outbound, inbound,  in_order) values ('&quot; &amp; [.A8] &amp; &quot;', '&quot; &amp; [.J8] &amp; &quot;', '&quot; &amp; [.K8] &amp;&quot;', &quot; &amp; [.M8] &amp; &quot;);&quot;" office:value-type="string" office:string-value="insert into sync_tables (table_name, outbound, inbound,  in_order) values ('device_master', 'Y', 'N', 50);" calcext:value-type="string">
            <text:p>insert into sync_tables (table_name, outbound, inbound, <text:s/>in_order) values ('device_master', 'Y', 'N', 50);</text:p>
          </table:table-cell>
          <table:table-cell/>
          <table:table-cell table:formula="of:=&quot;update sync_tables set outbound = '&quot; &amp; [.G8] &amp; &quot;', inbound = '&quot; &amp; [.H8] &amp; &quot;', in_order = &quot; &amp; [.M8] &amp; &quot; where table_name = '&quot; &amp; [.A8] &amp; &quot;';&quot;" office:value-type="string" office:string-value="update sync_tables set outbound = 'N', inbound = 'Y', in_order = 50 where table_name = 'device_master';" calcext:value-type="string">
            <text:p>update sync_tables set outbound = 'N', inbound = 'Y', in_order = 50 where table_name = 'device_master';</text:p>
          </table:table-cell>
          <table:table-cell/>
          <table:table-cell table:formula="of:=&quot;update sync_tables set outbound = '&quot; &amp; [.J8] &amp; &quot;', inbound = '&quot; &amp; [.K8] &amp; &quot;', in_order = &quot; &amp; [.M8] &amp; &quot; where table_name = '&quot; &amp; [.A8] &amp; &quot;';&quot;" office:value-type="string" office:string-value="update sync_tables set outbound = 'Y', inbound = 'N', in_order = 50 where table_name = 'device_master';" calcext:value-type="string">
            <text:p>update sync_tables set outbound = 'Y', inbound = 'N', in_order = 50 where table_name = 'device_master';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enrollment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12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2"/>
          <table:table-cell table:style-name="ce12" office:value-type="float" office:value="1200" calcext:value-type="float">
            <text:p>1200</text:p>
          </table:table-cell>
          <table:table-cell/>
          <table:table-cell table:style-name="ce21" office:value-type="string" calcext:value-type="string">
            <text:p><text:span text:style-name="T2">What is the use of this table?</text:span></text:p>
            <text:p>Should have a FK on surver_master_id to survey_master</text:p>
            <text:p>What are this columns? Are they FK also?:</text:p>
            <text:p>Enrollment_surveyor_master_id</text:p>
            <text:p>dropout__surveyor_master_id</text:p>
            <text:p/>
            <text:p>Who enrolls? Central or Remote?</text:p>
          </table:table-cell>
          <table:table-cell/>
          <table:table-cell table:formula="of:=&quot;insert into sync_tables (table_name, outbound, inbound, in_order) values ('&quot; &amp; [.A9] &amp; &quot;', '&quot; &amp; [.G9] &amp; &quot;', '&quot; &amp; [.H9] &amp;&quot;', &quot; &amp; [.M9] &amp; &quot;);&quot;" office:value-type="string" office:string-value="insert into sync_tables (table_name, outbound, inbound, in_order) values ('enrollment_master', 'N', 'Y', 1200);" calcext:value-type="string">
            <text:p>insert into sync_tables (table_name, outbound, inbound, in_order) values ('enrollment_master', 'N', 'Y', 1200);</text:p>
          </table:table-cell>
          <table:table-cell/>
          <table:table-cell table:formula="of:=&quot;insert into sync_tables (table_name, outbound, inbound,  in_order) values ('&quot; &amp; [.A9] &amp; &quot;', '&quot; &amp; [.J9] &amp; &quot;', '&quot; &amp; [.K9] &amp;&quot;', &quot; &amp; [.M9] &amp; &quot;);&quot;" office:value-type="string" office:string-value="insert into sync_tables (table_name, outbound, inbound,  in_order) values ('enrollment_master', 'Y', 'N', 1200);" calcext:value-type="string">
            <text:p>insert into sync_tables (table_name, outbound, inbound, <text:s/>in_order) values ('enrollment_master', 'Y', 'N', 1200);</text:p>
          </table:table-cell>
          <table:table-cell/>
          <table:table-cell table:formula="of:=&quot;update sync_tables set outbound = '&quot; &amp; [.G9] &amp; &quot;', inbound = '&quot; &amp; [.H9] &amp; &quot;', in_order = &quot; &amp; [.M9] &amp; &quot; where table_name = '&quot; &amp; [.A9] &amp; &quot;';&quot;" office:value-type="string" office:string-value="update sync_tables set outbound = 'N', inbound = 'Y', in_order = 1200 where table_name = 'enrollment_master';" calcext:value-type="string">
            <text:p>update sync_tables set outbound = 'N', inbound = 'Y', in_order = 1200 where table_name = 'enrollment_master';</text:p>
          </table:table-cell>
          <table:table-cell/>
          <table:table-cell table:formula="of:=&quot;update sync_tables set outbound = '&quot; &amp; [.J9] &amp; &quot;', inbound = '&quot; &amp; [.K9] &amp; &quot;', in_order = &quot; &amp; [.M9] &amp; &quot; where table_name = '&quot; &amp; [.A9] &amp; &quot;';&quot;" office:value-type="string" office:string-value="update sync_tables set outbound = 'Y', inbound = 'N', in_order = 1200 where table_name = 'enrollment_master';" calcext:value-type="string">
            <text:p>update sync_tables set outbound = 'Y', inbound = 'N', in_order = 1200 where table_name = 'enrollment_master';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form_data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2"/>
          <table:table-cell table:style-name="ce12" office:value-type="float" office:value="1030" calcext:value-type="float">
            <text:p>1030</text:p>
          </table:table-cell>
          <table:table-cell/>
          <table:table-cell office:value-type="string" calcext:value-type="string">
            <text:p>Actual answers.</text:p>
            <text:p><text:span text:style-name="T3">Should have several Fks</text:span></text:p>
          </table:table-cell>
          <table:table-cell/>
          <table:table-cell table:formula="of:=&quot;insert into sync_tables (table_name, outbound, inbound, in_order) values ('&quot; &amp; [.A10] &amp; &quot;', '&quot; &amp; [.G10] &amp; &quot;', '&quot; &amp; [.H10] &amp;&quot;', &quot; &amp; [.M10] &amp; &quot;);&quot;" office:value-type="string" office:string-value="insert into sync_tables (table_name, outbound, inbound, in_order) values ('form_data_master', 'N', 'Y', 1030);" calcext:value-type="string">
            <text:p>insert into sync_tables (table_name, outbound, inbound, in_order) values ('form_data_master', 'N', 'Y', 1030);</text:p>
          </table:table-cell>
          <table:table-cell/>
          <table:table-cell table:formula="of:=&quot;insert into sync_tables (table_name, outbound, inbound,  in_order) values ('&quot; &amp; [.A10] &amp; &quot;', '&quot; &amp; [.J10] &amp; &quot;', '&quot; &amp; [.K10] &amp;&quot;', &quot; &amp; [.M10] &amp; &quot;);&quot;" office:value-type="string" office:string-value="insert into sync_tables (table_name, outbound, inbound,  in_order) values ('form_data_master', 'Y', 'Y', 1030);" calcext:value-type="string">
            <text:p>insert into sync_tables (table_name, outbound, inbound, <text:s/>in_order) values ('form_data_master', 'Y', 'Y', 1030);</text:p>
          </table:table-cell>
          <table:table-cell/>
          <table:table-cell table:formula="of:=&quot;update sync_tables set outbound = '&quot; &amp; [.G10] &amp; &quot;', inbound = '&quot; &amp; [.H10] &amp; &quot;', in_order = &quot; &amp; [.M10] &amp; &quot; where table_name = '&quot; &amp; [.A10] &amp; &quot;';&quot;" office:value-type="string" office:string-value="update sync_tables set outbound = 'N', inbound = 'Y', in_order = 1030 where table_name = 'form_data_master';" calcext:value-type="string">
            <text:p>update sync_tables set outbound = 'N', inbound = 'Y', in_order = 1030 where table_name = 'form_data_master';</text:p>
          </table:table-cell>
          <table:table-cell/>
          <table:table-cell table:formula="of:=&quot;update sync_tables set outbound = '&quot; &amp; [.J10] &amp; &quot;', inbound = '&quot; &amp; [.K10] &amp; &quot;', in_order = &quot; &amp; [.M10] &amp; &quot; where table_name = '&quot; &amp; [.A10] &amp; &quot;';&quot;" office:value-type="string" office:string-value="update sync_tables set outbound = 'Y', inbound = 'Y', in_order = 1030 where table_name = 'form_data_master';" calcext:value-type="string">
            <text:p>update sync_tables set outbound = 'Y', inbound = 'Y', in_order = 1030 where table_name = 'form_data_master';</text:p>
          </table:table-cell>
          <table:table-cell table:number-columns-repeated="1000"/>
        </table:table-row>
        <table:table-row table:style-name="ro3" table:visibility="filter">
          <table:table-cell office:value-type="string" calcext:value-type="string">
            <text:p>form_labe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100" calcext:value-type="float">
            <text:p>100</text:p>
          </table:table-cell>
          <table:table-cell/>
          <table:table-cell office:value-type="string" calcext:value-type="string">
            <text:p>Should have a FK on form_master_id to form_master</text:p>
            <text:p>primary_label_id?</text:p>
          </table:table-cell>
          <table:table-cell/>
          <table:table-cell table:formula="of:=&quot;insert into sync_tables (table_name, outbound, inbound, in_order) values ('&quot; &amp; [.A11] &amp; &quot;', '&quot; &amp; [.G11] &amp; &quot;', '&quot; &amp; [.H11] &amp;&quot;', &quot; &amp; [.M11] &amp; &quot;);&quot;" office:value-type="string" office:string-value="insert into sync_tables (table_name, outbound, inbound, in_order) values ('form_label', 'Y', 'N', 100);" calcext:value-type="string">
            <text:p>insert into sync_tables (table_name, outbound, inbound, in_order) values ('form_label', 'Y', 'N', 100);</text:p>
          </table:table-cell>
          <table:table-cell/>
          <table:table-cell table:formula="of:=&quot;insert into sync_tables (table_name, outbound, inbound,  in_order) values ('&quot; &amp; [.A11] &amp; &quot;', '&quot; &amp; [.J11] &amp; &quot;', '&quot; &amp; [.K11] &amp;&quot;', &quot; &amp; [.M11] &amp; &quot;);&quot;" office:value-type="string" office:string-value="insert into sync_tables (table_name, outbound, inbound,  in_order) values ('form_label', 'N', 'Y', 100);" calcext:value-type="string">
            <text:p>insert into sync_tables (table_name, outbound, inbound, <text:s/>in_order) values ('form_label', 'N', 'Y', 100);</text:p>
          </table:table-cell>
          <table:table-cell/>
          <table:table-cell table:formula="of:=&quot;update sync_tables set outbound = '&quot; &amp; [.G11] &amp; &quot;', inbound = '&quot; &amp; [.H11] &amp; &quot;', in_order = &quot; &amp; [.M11] &amp; &quot; where table_name = '&quot; &amp; [.A11] &amp; &quot;';&quot;" office:value-type="string" office:string-value="update sync_tables set outbound = 'Y', inbound = 'N', in_order = 100 where table_name = 'form_label';" calcext:value-type="string">
            <text:p>update sync_tables set outbound = 'Y', inbound = 'N', in_order = 100 where table_name = 'form_label';</text:p>
          </table:table-cell>
          <table:table-cell/>
          <table:table-cell table:formula="of:=&quot;update sync_tables set outbound = '&quot; &amp; [.J11] &amp; &quot;', inbound = '&quot; &amp; [.K11] &amp; &quot;', in_order = &quot; &amp; [.M11] &amp; &quot; where table_name = '&quot; &amp; [.A11] &amp; &quot;';&quot;" office:value-type="string" office:string-value="update sync_tables set outbound = 'N', inbound = 'Y', in_order = 100 where table_name = 'form_label';" calcext:value-type="string">
            <text:p>update sync_tables set outbound = 'N', inbound = 'Y', in_order = 100 where table_name = 'form_label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form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150" calcext:value-type="float">
            <text:p>150</text:p>
          </table:table-cell>
          <table:table-cell table:number-columns-repeated="3"/>
          <table:table-cell table:formula="of:=&quot;insert into sync_tables (table_name, outbound, inbound, in_order) values ('&quot; &amp; [.A12] &amp; &quot;', '&quot; &amp; [.G12] &amp; &quot;', '&quot; &amp; [.H12] &amp;&quot;', &quot; &amp; [.M12] &amp; &quot;);&quot;" office:value-type="string" office:string-value="insert into sync_tables (table_name, outbound, inbound, in_order) values ('form_master', 'Y', 'N', 150);" calcext:value-type="string">
            <text:p>insert into sync_tables (table_name, outbound, inbound, in_order) values ('form_master', 'Y', 'N', 150);</text:p>
          </table:table-cell>
          <table:table-cell/>
          <table:table-cell table:formula="of:=&quot;insert into sync_tables (table_name, outbound, inbound,  in_order) values ('&quot; &amp; [.A12] &amp; &quot;', '&quot; &amp; [.J12] &amp; &quot;', '&quot; &amp; [.K12] &amp;&quot;', &quot; &amp; [.M12] &amp; &quot;);&quot;" office:value-type="string" office:string-value="insert into sync_tables (table_name, outbound, inbound,  in_order) values ('form_master', 'N', 'Y', 150);" calcext:value-type="string">
            <text:p>insert into sync_tables (table_name, outbound, inbound, <text:s/>in_order) values ('form_master', 'N', 'Y', 150);</text:p>
          </table:table-cell>
          <table:table-cell/>
          <table:table-cell table:formula="of:=&quot;update sync_tables set outbound = '&quot; &amp; [.G12] &amp; &quot;', inbound = '&quot; &amp; [.H12] &amp; &quot;', in_order = &quot; &amp; [.M12] &amp; &quot; where table_name = '&quot; &amp; [.A12] &amp; &quot;';&quot;" office:value-type="string" office:string-value="update sync_tables set outbound = 'Y', inbound = 'N', in_order = 150 where table_name = 'form_master';" calcext:value-type="string">
            <text:p>update sync_tables set outbound = 'Y', inbound = 'N', in_order = 150 where table_name = 'form_master';</text:p>
          </table:table-cell>
          <table:table-cell/>
          <table:table-cell table:formula="of:=&quot;update sync_tables set outbound = '&quot; &amp; [.J12] &amp; &quot;', inbound = '&quot; &amp; [.K12] &amp; &quot;', in_order = &quot; &amp; [.M12] &amp; &quot; where table_name = '&quot; &amp; [.A12] &amp; &quot;';&quot;" office:value-type="string" office:string-value="update sync_tables set outbound = 'N', inbound = 'Y', in_order = 150 where table_name = 'form_master';" calcext:value-type="string">
            <text:p>update sync_tables set outbound = 'N', inbound = 'Y', in_order = 150 where table_name = 'form_master';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office:annotation draw:style-name="gr2" draw:text-style-name="P1" svg:width="6.15cm" svg:height="2.6cm" svg:x="5.972cm" svg:y="5.532cm" draw:caption-point-x="-0.61cm" draw:caption-point-y="1.51cm">
              <dc:date>2015-04-01T00:00:00</dc:date>
              <text:p text:style-name="P1"><text:span text:style-name="T1"/></text:p>
              <text:p text:style-name="P1"><text:span text:style-name="T1">Note that to this table there are some media files to take in account: question_image, question_audio, question_video.</text:span></text:p>
            </office:annotation>
            <text:p>form_question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/>
          <table:table-cell office:value-type="string" calcext:value-type="string">
            <text:p>Should have a FK on form_master_id to form_master</text:p>
            <text:p><text:span text:style-name="T2">Should have a FK on form_label_id to form_label</text:span></text:p>
          </table:table-cell>
          <table:table-cell/>
          <table:table-cell table:formula="of:=&quot;insert into sync_tables (table_name, outbound, inbound, in_order) values ('&quot; &amp; [.A13] &amp; &quot;', '&quot; &amp; [.G13] &amp; &quot;', '&quot; &amp; [.H13] &amp;&quot;', &quot; &amp; [.M13] &amp; &quot;);&quot;" office:value-type="string" office:string-value="insert into sync_tables (table_name, outbound, inbound, in_order) values ('form_question_master', 'N', 'Y', 160);" calcext:value-type="string">
            <text:p>insert into sync_tables (table_name, outbound, inbound, in_order) values ('form_question_master', 'N', 'Y', 160);</text:p>
          </table:table-cell>
          <table:table-cell/>
          <table:table-cell table:formula="of:=&quot;insert into sync_tables (table_name, outbound, inbound,  in_order) values ('&quot; &amp; [.A13] &amp; &quot;', '&quot; &amp; [.J13] &amp; &quot;', '&quot; &amp; [.K13] &amp;&quot;', &quot; &amp; [.M13] &amp; &quot;);&quot;" office:value-type="string" office:string-value="insert into sync_tables (table_name, outbound, inbound,  in_order) values ('form_question_master', 'Y', 'Y', 160);" calcext:value-type="string">
            <text:p>insert into sync_tables (table_name, outbound, inbound, <text:s/>in_order) values ('form_question_master', 'Y', 'Y', 160);</text:p>
          </table:table-cell>
          <table:table-cell/>
          <table:table-cell table:formula="of:=&quot;update sync_tables set outbound = '&quot; &amp; [.G13] &amp; &quot;', inbound = '&quot; &amp; [.H13] &amp; &quot;', in_order = &quot; &amp; [.M13] &amp; &quot; where table_name = '&quot; &amp; [.A13] &amp; &quot;';&quot;" office:value-type="string" office:string-value="update sync_tables set outbound = 'N', inbound = 'Y', in_order = 160 where table_name = 'form_question_master';" calcext:value-type="string">
            <text:p>update sync_tables set outbound = 'N', inbound = 'Y', in_order = 160 where table_name = 'form_question_master';</text:p>
          </table:table-cell>
          <table:table-cell/>
          <table:table-cell table:formula="of:=&quot;update sync_tables set outbound = '&quot; &amp; [.J13] &amp; &quot;', inbound = '&quot; &amp; [.K13] &amp; &quot;', in_order = &quot; &amp; [.M13] &amp; &quot; where table_name = '&quot; &amp; [.A13] &amp; &quot;';&quot;" office:value-type="string" office:string-value="update sync_tables set outbound = 'Y', inbound = 'Y', in_order = 160 where table_name = 'form_question_master';" calcext:value-type="string">
            <text:p>update sync_tables set outbound = 'Y', inbound = 'Y', in_order = 160 where table_name = 'form_question_master';</text:p>
          </table:table-cell>
          <table:table-cell table:number-columns-repeated="1000"/>
        </table:table-row>
        <table:table-row table:style-name="ro1" table:visibility="filter">
          <table:table-cell office:value-type="string" calcext:value-type="string">
            <text:p>form_question_op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170" calcext:value-type="float">
            <text:p>170</text:p>
          </table:table-cell>
          <table:table-cell/>
          <table:table-cell office:value-type="string" calcext:value-type="string">
            <text:p>Should have a FK on form_master_id to form_master</text:p>
            <text:p><text:span text:style-name="T2">Should have a FK on question_master_id to form_question_master</text:span></text:p>
          </table:table-cell>
          <table:table-cell/>
          <table:table-cell table:formula="of:=&quot;insert into sync_tables (table_name, outbound, inbound, in_order) values ('&quot; &amp; [.A14] &amp; &quot;', '&quot; &amp; [.G14] &amp; &quot;', '&quot; &amp; [.H14] &amp;&quot;', &quot; &amp; [.M14] &amp; &quot;);&quot;" office:value-type="string" office:string-value="insert into sync_tables (table_name, outbound, inbound, in_order) values ('form_question_option', 'Y', 'N', 170);" calcext:value-type="string">
            <text:p>insert into sync_tables (table_name, outbound, inbound, in_order) values ('form_question_option', 'Y', 'N', 170);</text:p>
          </table:table-cell>
          <table:table-cell/>
          <table:table-cell table:formula="of:=&quot;insert into sync_tables (table_name, outbound, inbound,  in_order) values ('&quot; &amp; [.A14] &amp; &quot;', '&quot; &amp; [.J14] &amp; &quot;', '&quot; &amp; [.K14] &amp;&quot;', &quot; &amp; [.M14] &amp; &quot;);&quot;" office:value-type="string" office:string-value="insert into sync_tables (table_name, outbound, inbound,  in_order) values ('form_question_option', 'N', 'Y', 170);" calcext:value-type="string">
            <text:p>insert into sync_tables (table_name, outbound, inbound, <text:s/>in_order) values ('form_question_option', 'N', 'Y', 170);</text:p>
          </table:table-cell>
          <table:table-cell/>
          <table:table-cell table:formula="of:=&quot;update sync_tables set outbound = '&quot; &amp; [.G14] &amp; &quot;', inbound = '&quot; &amp; [.H14] &amp; &quot;', in_order = &quot; &amp; [.M14] &amp; &quot; where table_name = '&quot; &amp; [.A14] &amp; &quot;';&quot;" office:value-type="string" office:string-value="update sync_tables set outbound = 'Y', inbound = 'N', in_order = 170 where table_name = 'form_question_option';" calcext:value-type="string">
            <text:p>update sync_tables set outbound = 'Y', inbound = 'N', in_order = 170 where table_name = 'form_question_option';</text:p>
          </table:table-cell>
          <table:table-cell/>
          <table:table-cell table:formula="of:=&quot;update sync_tables set outbound = '&quot; &amp; [.J14] &amp; &quot;', inbound = '&quot; &amp; [.K14] &amp; &quot;', in_order = &quot; &amp; [.M14] &amp; &quot; where table_name = '&quot; &amp; [.A14] &amp; &quot;';&quot;" office:value-type="string" office:string-value="update sync_tables set outbound = 'N', inbound = 'Y', in_order = 170 where table_name = 'form_question_option';" calcext:value-type="string">
            <text:p>update sync_tables set outbound = 'N', inbound = 'Y', in_order = 170 where table_name = 'form_question_option';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m_session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table:style-name="ce1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2"/>
          <table:table-cell table:style-name="ce12" office:value-type="float" office:value="1000" calcext:value-type="float">
            <text:p>1000</text:p>
          </table:table-cell>
          <table:table-cell/>
          <table:table-cell table:style-name="ce23" office:value-type="string" calcext:value-type="string">
            <text:p>Should have several Fks</text:p>
          </table:table-cell>
          <table:table-cell/>
          <table:table-cell table:formula="of:=&quot;insert into sync_tables (table_name, outbound, inbound, in_order) values ('&quot; &amp; [.A15] &amp; &quot;', '&quot; &amp; [.G15] &amp; &quot;', '&quot; &amp; [.H15] &amp;&quot;', &quot; &amp; [.M15] &amp; &quot;);&quot;" office:value-type="string" office:string-value="insert into sync_tables (table_name, outbound, inbound, in_order) values ('form_session_master', 'N', 'Y', 1000);" calcext:value-type="string">
            <text:p>insert into sync_tables (table_name, outbound, inbound, in_order) values ('form_session_master', 'N', 'Y', 1000);</text:p>
          </table:table-cell>
          <table:table-cell/>
          <table:table-cell table:formula="of:=&quot;insert into sync_tables (table_name, outbound, inbound,  in_order) values ('&quot; &amp; [.A15] &amp; &quot;', '&quot; &amp; [.J15] &amp; &quot;', '&quot; &amp; [.K15] &amp;&quot;', &quot; &amp; [.M15] &amp; &quot;);&quot;" office:value-type="string" office:string-value="insert into sync_tables (table_name, outbound, inbound,  in_order) values ('form_session_master', 'Y', 'Y', 1000);" calcext:value-type="string">
            <text:p>insert into sync_tables (table_name, outbound, inbound, <text:s/>in_order) values ('form_session_master', 'Y', 'Y', 1000);</text:p>
          </table:table-cell>
          <table:table-cell/>
          <table:table-cell table:formula="of:=&quot;update sync_tables set outbound = '&quot; &amp; [.G15] &amp; &quot;', inbound = '&quot; &amp; [.H15] &amp; &quot;', in_order = &quot; &amp; [.M15] &amp; &quot; where table_name = '&quot; &amp; [.A15] &amp; &quot;';&quot;" office:value-type="string" office:string-value="update sync_tables set outbound = 'N', inbound = 'Y', in_order = 1000 where table_name = 'form_session_master';" calcext:value-type="string">
            <text:p>update sync_tables set outbound = 'N', inbound = 'Y', in_order = 1000 where table_name = 'form_session_master';</text:p>
          </table:table-cell>
          <table:table-cell/>
          <table:table-cell table:formula="of:=&quot;update sync_tables set outbound = '&quot; &amp; [.J15] &amp; &quot;', inbound = '&quot; &amp; [.K15] &amp; &quot;', in_order = &quot; &amp; [.M15] &amp; &quot; where table_name = '&quot; &amp; [.A15] &amp; &quot;';&quot;" office:value-type="string" office:string-value="update sync_tables set outbound = 'Y', inbound = 'Y', in_order = 1000 where table_name = 'form_session_master';" calcext:value-type="string">
            <text:p>update sync_tables set outbound = 'Y', inbound = 'Y', in_order = 1000 where table_name = 'form_session_master';</text:p>
          </table:table-cell>
          <table:table-cell table:number-columns-repeated="1000"/>
        </table:table-row>
        <table:table-row table:style-name="ro1" table:visibility="filter">
          <table:table-cell office:value-type="string" calcext:value-type="string">
            <text:p>form_skip_condi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180" calcext:value-type="float">
            <text:p>180</text:p>
          </table:table-cell>
          <table:table-cell/>
          <table:table-cell office:value-type="string" calcext:value-type="string">
            <text:p>Should have a FK on form_master_id to form_master</text:p>
            <text:p><text:span text:style-name="T2">Should have FKS on xxxx_question_id to form_question_master</text:span></text:p>
          </table:table-cell>
          <table:table-cell/>
          <table:table-cell table:formula="of:=&quot;insert into sync_tables (table_name, outbound, inbound, in_order) values ('&quot; &amp; [.A16] &amp; &quot;', '&quot; &amp; [.G16] &amp; &quot;', '&quot; &amp; [.H16] &amp;&quot;', &quot; &amp; [.M16] &amp; &quot;);&quot;" office:value-type="string" office:string-value="insert into sync_tables (table_name, outbound, inbound, in_order) values ('form_skip_condition', 'Y', 'N', 180);" calcext:value-type="string">
            <text:p>insert into sync_tables (table_name, outbound, inbound, in_order) values ('form_skip_condition', 'Y', 'N', 180);</text:p>
          </table:table-cell>
          <table:table-cell/>
          <table:table-cell table:formula="of:=&quot;insert into sync_tables (table_name, outbound, inbound,  in_order) values ('&quot; &amp; [.A16] &amp; &quot;', '&quot; &amp; [.J16] &amp; &quot;', '&quot; &amp; [.K16] &amp;&quot;', &quot; &amp; [.M16] &amp; &quot;);&quot;" office:value-type="string" office:string-value="insert into sync_tables (table_name, outbound, inbound,  in_order) values ('form_skip_condition', 'N', 'Y', 180);" calcext:value-type="string">
            <text:p>insert into sync_tables (table_name, outbound, inbound, <text:s/>in_order) values ('form_skip_condition', 'N', 'Y', 180);</text:p>
          </table:table-cell>
          <table:table-cell/>
          <table:table-cell table:formula="of:=&quot;update sync_tables set outbound = '&quot; &amp; [.G16] &amp; &quot;', inbound = '&quot; &amp; [.H16] &amp; &quot;', in_order = &quot; &amp; [.M16] &amp; &quot; where table_name = '&quot; &amp; [.A16] &amp; &quot;';&quot;" office:value-type="string" office:string-value="update sync_tables set outbound = 'Y', inbound = 'N', in_order = 180 where table_name = 'form_skip_condition';" calcext:value-type="string">
            <text:p>update sync_tables set outbound = 'Y', inbound = 'N', in_order = 180 where table_name = 'form_skip_condition';</text:p>
          </table:table-cell>
          <table:table-cell/>
          <table:table-cell table:formula="of:=&quot;update sync_tables set outbound = '&quot; &amp; [.J16] &amp; &quot;', inbound = '&quot; &amp; [.K16] &amp; &quot;', in_order = &quot; &amp; [.M16] &amp; &quot; where table_name = '&quot; &amp; [.A16] &amp; &quot;';&quot;" office:value-type="string" office:string-value="update sync_tables set outbound = 'N', inbound = 'Y', in_order = 180 where table_name = 'form_skip_condition';" calcext:value-type="string">
            <text:p>update sync_tables set outbound = 'N', inbound = 'Y', in_order = 180 where table_name = 'form_skip_condition';</text:p>
          </table:table-cell>
          <table:table-cell table:number-columns-repeated="1000"/>
        </table:table-row>
        <table:table-row table:style-name="ro3" table:visibility="filter">
          <table:table-cell office:value-type="string" calcext:value-type="string">
            <text:p>form_sub_skip_condi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190" calcext:value-type="float">
            <text:p>190</text:p>
          </table:table-cell>
          <table:table-cell/>
          <table:table-cell table:style-name="ce24" office:value-type="string" calcext:value-type="string">
            <text:p>Should have a FK on skip_master_id to form_question_master</text:p>
          </table:table-cell>
          <table:table-cell/>
          <table:table-cell table:formula="of:=&quot;insert into sync_tables (table_name, outbound, inbound, in_order) values ('&quot; &amp; [.A17] &amp; &quot;', '&quot; &amp; [.G17] &amp; &quot;', '&quot; &amp; [.H17] &amp;&quot;', &quot; &amp; [.M17] &amp; &quot;);&quot;" office:value-type="string" office:string-value="insert into sync_tables (table_name, outbound, inbound, in_order) values ('form_sub_skip_condition', 'Y', 'N', 190);" calcext:value-type="string">
            <text:p>insert into sync_tables (table_name, outbound, inbound, in_order) values ('form_sub_skip_condition', 'Y', 'N', 190);</text:p>
          </table:table-cell>
          <table:table-cell/>
          <table:table-cell table:formula="of:=&quot;insert into sync_tables (table_name, outbound, inbound,  in_order) values ('&quot; &amp; [.A17] &amp; &quot;', '&quot; &amp; [.J17] &amp; &quot;', '&quot; &amp; [.K17] &amp;&quot;', &quot; &amp; [.M17] &amp; &quot;);&quot;" office:value-type="string" office:string-value="insert into sync_tables (table_name, outbound, inbound,  in_order) values ('form_sub_skip_condition', 'N', 'Y', 190);" calcext:value-type="string">
            <text:p>insert into sync_tables (table_name, outbound, inbound, <text:s/>in_order) values ('form_sub_skip_condition', 'N', 'Y', 190);</text:p>
          </table:table-cell>
          <table:table-cell/>
          <table:table-cell table:formula="of:=&quot;update sync_tables set outbound = '&quot; &amp; [.G17] &amp; &quot;', inbound = '&quot; &amp; [.H17] &amp; &quot;', in_order = &quot; &amp; [.M17] &amp; &quot; where table_name = '&quot; &amp; [.A17] &amp; &quot;';&quot;" office:value-type="string" office:string-value="update sync_tables set outbound = 'Y', inbound = 'N', in_order = 190 where table_name = 'form_sub_skip_condition';" calcext:value-type="string">
            <text:p>update sync_tables set outbound = 'Y', inbound = 'N', in_order = 190 where table_name = 'form_sub_skip_condition';</text:p>
          </table:table-cell>
          <table:table-cell/>
          <table:table-cell table:formula="of:=&quot;update sync_tables set outbound = '&quot; &amp; [.J17] &amp; &quot;', inbound = '&quot; &amp; [.K17] &amp; &quot;', in_order = &quot; &amp; [.M17] &amp; &quot; where table_name = '&quot; &amp; [.A17] &amp; &quot;';&quot;" office:value-type="string" office:string-value="update sync_tables set outbound = 'N', inbound = 'Y', in_order = 190 where table_name = 'form_sub_skip_condition';" calcext:value-type="string">
            <text:p>update sync_tables set outbound = 'N', inbound = 'Y', in_order = 190 where table_name = 'form_sub_skip_condition';</text:p>
          </table:table-cell>
          <table:table-cell table:number-columns-repeated="1000"/>
        </table:table-row>
        <table:table-row table:style-name="ro3" table:visibility="filter">
          <table:table-cell office:value-type="string" calcext:value-type="string">
            <text:p>geo_list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Should have a FK on country_id to country</text:p>
            <text:p>Should have a FK on state_id to states</text:p>
          </table:table-cell>
          <table:table-cell/>
          <table:table-cell table:formula="of:=&quot;insert into sync_tables (table_name, outbound, inbound, in_order) values ('&quot; &amp; [.A18] &amp; &quot;', '&quot; &amp; [.G18] &amp; &quot;', '&quot; &amp; [.H18] &amp;&quot;', &quot; &amp; [.M18] &amp; &quot;);&quot;" office:value-type="string" office:string-value="insert into sync_tables (table_name, outbound, inbound, in_order) values ('geo_list_master', 'Y', 'N', 200);" calcext:value-type="string">
            <text:p>insert into sync_tables (table_name, outbound, inbound, in_order) values ('geo_list_master', 'Y', 'N', 200);</text:p>
          </table:table-cell>
          <table:table-cell/>
          <table:table-cell table:formula="of:=&quot;insert into sync_tables (table_name, outbound, inbound,  in_order) values ('&quot; &amp; [.A18] &amp; &quot;', '&quot; &amp; [.J18] &amp; &quot;', '&quot; &amp; [.K18] &amp;&quot;', &quot; &amp; [.M18] &amp; &quot;);&quot;" office:value-type="string" office:string-value="insert into sync_tables (table_name, outbound, inbound,  in_order) values ('geo_list_master', 'N', 'Y', 200);" calcext:value-type="string">
            <text:p>insert into sync_tables (table_name, outbound, inbound, <text:s/>in_order) values ('geo_list_master', 'N', 'Y', 200);</text:p>
          </table:table-cell>
          <table:table-cell/>
          <table:table-cell table:formula="of:=&quot;update sync_tables set outbound = '&quot; &amp; [.G18] &amp; &quot;', inbound = '&quot; &amp; [.H18] &amp; &quot;', in_order = &quot; &amp; [.M18] &amp; &quot; where table_name = '&quot; &amp; [.A18] &amp; &quot;';&quot;" office:value-type="string" office:string-value="update sync_tables set outbound = 'Y', inbound = 'N', in_order = 200 where table_name = 'geo_list_master';" calcext:value-type="string">
            <text:p>update sync_tables set outbound = 'Y', inbound = 'N', in_order = 200 where table_name = 'geo_list_master';</text:p>
          </table:table-cell>
          <table:table-cell/>
          <table:table-cell table:formula="of:=&quot;update sync_tables set outbound = '&quot; &amp; [.J18] &amp; &quot;', inbound = '&quot; &amp; [.K18] &amp; &quot;', in_order = &quot; &amp; [.M18] &amp; &quot; where table_name = '&quot; &amp; [.A18] &amp; &quot;';&quot;" office:value-type="string" office:string-value="update sync_tables set outbound = 'N', inbound = 'Y', in_order = 200 where table_name = 'geo_list_master';" calcext:value-type="string">
            <text:p>update sync_tables set outbound = 'N', inbound = 'Y', in_order = 200 where table_name = 'geo_list_master';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geo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number-columns-repeated="2" table:style-name="ce12" office:value-type="string" calcext:value-type="string">
            <text:p>Y</text:p>
          </table:table-cell>
          <table:table-cell table:style-name="ce12"/>
          <table:table-cell table:style-name="ce12" office:value-type="float" office:value="300" calcext:value-type="float">
            <text:p>300</text:p>
          </table:table-cell>
          <table:table-cell/>
          <table:table-cell table:style-name="ce21" office:value-type="string" calcext:value-type="string">
            <text:p>Only surveyors can add new entries?</text:p>
            <text:p><text:span text:style-name="T4">Should have several Fks</text:span></text:p>
          </table:table-cell>
          <table:table-cell/>
          <table:table-cell table:formula="of:=&quot;insert into sync_tables (table_name, outbound, inbound, in_order) values ('&quot; &amp; [.A19] &amp; &quot;', '&quot; &amp; [.G19] &amp; &quot;', '&quot; &amp; [.H19] &amp;&quot;', &quot; &amp; [.M19] &amp; &quot;);&quot;" office:value-type="string" office:string-value="insert into sync_tables (table_name, outbound, inbound, in_order) values ('geo_master', 'N', 'Y', 300);" calcext:value-type="string">
            <text:p>insert into sync_tables (table_name, outbound, inbound, in_order) values ('geo_master', 'N', 'Y', 300);</text:p>
          </table:table-cell>
          <table:table-cell/>
          <table:table-cell table:formula="of:=&quot;insert into sync_tables (table_name, outbound, inbound,  in_order) values ('&quot; &amp; [.A19] &amp; &quot;', '&quot; &amp; [.J19] &amp; &quot;', '&quot; &amp; [.K19] &amp;&quot;', &quot; &amp; [.M19] &amp; &quot;);&quot;" office:value-type="string" office:string-value="insert into sync_tables (table_name, outbound, inbound,  in_order) values ('geo_master', 'Y', 'Y', 300);" calcext:value-type="string">
            <text:p>insert into sync_tables (table_name, outbound, inbound, <text:s/>in_order) values ('geo_master', 'Y', 'Y', 300);</text:p>
          </table:table-cell>
          <table:table-cell/>
          <table:table-cell table:formula="of:=&quot;update sync_tables set outbound = '&quot; &amp; [.G19] &amp; &quot;', inbound = '&quot; &amp; [.H19] &amp; &quot;', in_order = &quot; &amp; [.M19] &amp; &quot; where table_name = '&quot; &amp; [.A19] &amp; &quot;';&quot;" office:value-type="string" office:string-value="update sync_tables set outbound = 'N', inbound = 'Y', in_order = 300 where table_name = 'geo_master';" calcext:value-type="string">
            <text:p>update sync_tables set outbound = 'N', inbound = 'Y', in_order = 300 where table_name = 'geo_master';</text:p>
          </table:table-cell>
          <table:table-cell/>
          <table:table-cell table:formula="of:=&quot;update sync_tables set outbound = '&quot; &amp; [.J19] &amp; &quot;', inbound = '&quot; &amp; [.K19] &amp; &quot;', in_order = &quot; &amp; [.M19] &amp; &quot; where table_name = '&quot; &amp; [.A19] &amp; &quot;';&quot;" office:value-type="string" office:string-value="update sync_tables set outbound = 'Y', inbound = 'Y', in_order = 300 where table_name = 'geo_master';" calcext:value-type="string">
            <text:p>update sync_tables set outbound = 'Y', inbound = 'Y', in_order = 300 where table_name = 'geo_master';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office:annotation draw:style-name="gr1" draw:text-style-name="P1" svg:width="2.899cm" svg:height="0.991cm" svg:x="5.972cm" svg:y="7.666cm" draw:caption-point-x="-0.61cm" draw:caption-point-y="1.51cm">
              <dc:date>2015-04-01T00:00:00</dc:date>
              <text:p text:style-name="P1"><text:span text:style-name="T1">Media file: photo_name</text:span></text:p>
            </office:annotation>
            <text:p>geo_phot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number-columns-repeated="2" table:style-name="ce12" office:value-type="string" calcext:value-type="string">
            <text:p>Y</text:p>
          </table:table-cell>
          <table:table-cell table:style-name="ce12"/>
          <table:table-cell table:style-name="ce12" office:value-type="float" office:value="310" calcext:value-type="float">
            <text:p>310</text:p>
          </table:table-cell>
          <table:table-cell/>
          <table:table-cell table:style-name="ce21" office:value-type="string" calcext:value-type="string">
            <text:p>Only surveyors can add new entries?</text:p>
            <text:p>Shoud have a FK on geo_master_id to geo_master</text:p>
          </table:table-cell>
          <table:table-cell/>
          <table:table-cell table:formula="of:=&quot;insert into sync_tables (table_name, outbound, inbound, in_order) values ('&quot; &amp; [.A20] &amp; &quot;', '&quot; &amp; [.G20] &amp; &quot;', '&quot; &amp; [.H20] &amp;&quot;', &quot; &amp; [.M20] &amp; &quot;);&quot;" office:value-type="string" office:string-value="insert into sync_tables (table_name, outbound, inbound, in_order) values ('geo_photo', 'N', 'Y', 310);" calcext:value-type="string">
            <text:p>insert into sync_tables (table_name, outbound, inbound, in_order) values ('geo_photo', 'N', 'Y', 310);</text:p>
          </table:table-cell>
          <table:table-cell/>
          <table:table-cell table:formula="of:=&quot;insert into sync_tables (table_name, outbound, inbound,  in_order) values ('&quot; &amp; [.A20] &amp; &quot;', '&quot; &amp; [.J20] &amp; &quot;', '&quot; &amp; [.K20] &amp;&quot;', &quot; &amp; [.M20] &amp; &quot;);&quot;" office:value-type="string" office:string-value="insert into sync_tables (table_name, outbound, inbound,  in_order) values ('geo_photo', 'Y', 'Y', 310);" calcext:value-type="string">
            <text:p>insert into sync_tables (table_name, outbound, inbound, <text:s/>in_order) values ('geo_photo', 'Y', 'Y', 310);</text:p>
          </table:table-cell>
          <table:table-cell/>
          <table:table-cell table:formula="of:=&quot;update sync_tables set outbound = '&quot; &amp; [.G20] &amp; &quot;', inbound = '&quot; &amp; [.H20] &amp; &quot;', in_order = &quot; &amp; [.M20] &amp; &quot; where table_name = '&quot; &amp; [.A20] &amp; &quot;';&quot;" office:value-type="string" office:string-value="update sync_tables set outbound = 'N', inbound = 'Y', in_order = 310 where table_name = 'geo_photo';" calcext:value-type="string">
            <text:p>update sync_tables set outbound = 'N', inbound = 'Y', in_order = 310 where table_name = 'geo_photo';</text:p>
          </table:table-cell>
          <table:table-cell/>
          <table:table-cell table:formula="of:=&quot;update sync_tables set outbound = '&quot; &amp; [.J20] &amp; &quot;', inbound = '&quot; &amp; [.K20] &amp; &quot;', in_order = &quot; &amp; [.M20] &amp; &quot; where table_name = '&quot; &amp; [.A20] &amp; &quot;';&quot;" office:value-type="string" office:string-value="update sync_tables set outbound = 'Y', inbound = 'Y', in_order = 310 where table_name = 'geo_photo';" calcext:value-type="string">
            <text:p>update sync_tables set outbound = 'Y', inbound = 'Y', in_order = 310 where table_name = 'geo_photo';</text:p>
          </table:table-cell>
          <table:table-cell table:number-columns-repeated="1000"/>
        </table:table-row>
        <table:table-row table:style-name="ro3" table:visibility="filter">
          <table:table-cell office:value-type="string" calcext:value-type="string">
            <text:p>geo_structure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float" office:value="210" calcext:value-type="float">
            <text:p>210</text:p>
          </table:table-cell>
          <table:table-cell/>
          <table:table-cell table:style-name="ce24" office:value-type="string" calcext:value-type="string">
            <text:p>Shoud have a FK on geo_list_master_id to geo_list_master</text:p>
          </table:table-cell>
          <table:table-cell/>
          <table:table-cell table:formula="of:=&quot;insert into sync_tables (table_name, outbound, inbound, in_order) values ('&quot; &amp; [.A21] &amp; &quot;', '&quot; &amp; [.G21] &amp; &quot;', '&quot; &amp; [.H21] &amp;&quot;', &quot; &amp; [.M21] &amp; &quot;);&quot;" office:value-type="string" office:string-value="insert into sync_tables (table_name, outbound, inbound, in_order) values ('geo_structure_master', 'Y', 'N', 210);" calcext:value-type="string">
            <text:p>insert into sync_tables (table_name, outbound, inbound, in_order) values ('geo_structure_master', 'Y', 'N', 210);</text:p>
          </table:table-cell>
          <table:table-cell/>
          <table:table-cell table:formula="of:=&quot;insert into sync_tables (table_name, outbound, inbound,  in_order) values ('&quot; &amp; [.A21] &amp; &quot;', '&quot; &amp; [.J21] &amp; &quot;', '&quot; &amp; [.K21] &amp;&quot;', &quot; &amp; [.M21] &amp; &quot;);&quot;" office:value-type="string" office:string-value="insert into sync_tables (table_name, outbound, inbound,  in_order) values ('geo_structure_master', 'N', 'Y', 210);" calcext:value-type="string">
            <text:p>insert into sync_tables (table_name, outbound, inbound, <text:s/>in_order) values ('geo_structure_master', 'N', 'Y', 210);</text:p>
          </table:table-cell>
          <table:table-cell/>
          <table:table-cell table:formula="of:=&quot;update sync_tables set outbound = '&quot; &amp; [.G21] &amp; &quot;', inbound = '&quot; &amp; [.H21] &amp; &quot;', in_order = &quot; &amp; [.M21] &amp; &quot; where table_name = '&quot; &amp; [.A21] &amp; &quot;';&quot;" office:value-type="string" office:string-value="update sync_tables set outbound = 'Y', inbound = 'N', in_order = 210 where table_name = 'geo_structure_master';" calcext:value-type="string">
            <text:p>update sync_tables set outbound = 'Y', inbound = 'N', in_order = 210 where table_name = 'geo_structure_master';</text:p>
          </table:table-cell>
          <table:table-cell/>
          <table:table-cell table:formula="of:=&quot;update sync_tables set outbound = '&quot; &amp; [.J21] &amp; &quot;', inbound = '&quot; &amp; [.K21] &amp; &quot;', in_order = &quot; &amp; [.M21] &amp; &quot; where table_name = '&quot; &amp; [.A21] &amp; &quot;';&quot;" office:value-type="string" office:string-value="update sync_tables set outbound = 'N', inbound = 'Y', in_order = 210 where table_name = 'geo_structure_master';" calcext:value-type="string">
            <text:p>update sync_tables set outbound = 'N', inbound = 'Y', in_order = 210 where table_name = 'geo_structure_master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geographical_construction_ty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formula="of:=&quot;insert into sync_tables (table_name, outbound, inbound, in_order) values ('&quot; &amp; [.A22] &amp; &quot;', '&quot; &amp; [.G22] &amp; &quot;', '&quot; &amp; [.H22] &amp;&quot;', &quot; &amp; [.M22] &amp; &quot;);&quot;" office:value-type="string" office:string-value="insert into sync_tables (table_name, outbound, inbound, in_order) values ('geographical_construction_type', 'Y', 'N', 0);" calcext:value-type="string">
            <text:p>insert into sync_tables (table_name, outbound, inbound, in_order) values ('geographical_construction_type', 'Y', 'N', 0);</text:p>
          </table:table-cell>
          <table:table-cell/>
          <table:table-cell table:formula="of:=&quot;insert into sync_tables (table_name, outbound, inbound,  in_order) values ('&quot; &amp; [.A22] &amp; &quot;', '&quot; &amp; [.J22] &amp; &quot;', '&quot; &amp; [.K22] &amp;&quot;', &quot; &amp; [.M22] &amp; &quot;);&quot;" office:value-type="string" office:string-value="insert into sync_tables (table_name, outbound, inbound,  in_order) values ('geographical_construction_type', 'N', 'Y', 0);" calcext:value-type="string">
            <text:p>insert into sync_tables (table_name, outbound, inbound, <text:s/>in_order) values ('geographical_construction_type', 'N', 'Y', 0);</text:p>
          </table:table-cell>
          <table:table-cell/>
          <table:table-cell table:formula="of:=&quot;update sync_tables set outbound = '&quot; &amp; [.G22] &amp; &quot;', inbound = '&quot; &amp; [.H22] &amp; &quot;', in_order = &quot; &amp; [.M22] &amp; &quot; where table_name = '&quot; &amp; [.A22] &amp; &quot;';&quot;" office:value-type="string" office:string-value="update sync_tables set outbound = 'Y', inbound = 'N', in_order = 0 where table_name = 'geographical_construction_type';" calcext:value-type="string">
            <text:p>update sync_tables set outbound = 'Y', inbound = 'N', in_order = 0 where table_name = 'geographical_construction_type';</text:p>
          </table:table-cell>
          <table:table-cell/>
          <table:table-cell table:formula="of:=&quot;update sync_tables set outbound = '&quot; &amp; [.J22] &amp; &quot;', inbound = '&quot; &amp; [.K22] &amp; &quot;', in_order = &quot; &amp; [.M22] &amp; &quot; where table_name = '&quot; &amp; [.A22] &amp; &quot;';&quot;" office:value-type="string" office:string-value="update sync_tables set outbound = 'N', inbound = 'Y', in_order = 0 where table_name = 'geographical_construction_type';" calcext:value-type="string">
            <text:p>update sync_tables set outbound = 'N', inbound = 'Y', in_order = 0 where table_name = 'geographical_construction_type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geographical_function_ty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formula="of:=&quot;insert into sync_tables (table_name, outbound, inbound, in_order) values ('&quot; &amp; [.A23] &amp; &quot;', '&quot; &amp; [.G23] &amp; &quot;', '&quot; &amp; [.H23] &amp;&quot;', &quot; &amp; [.M23] &amp; &quot;);&quot;" office:value-type="string" office:string-value="insert into sync_tables (table_name, outbound, inbound, in_order) values ('geographical_function_type', 'Y', 'N', 0);" calcext:value-type="string">
            <text:p>insert into sync_tables (table_name, outbound, inbound, in_order) values ('geographical_function_type', 'Y', 'N', 0);</text:p>
          </table:table-cell>
          <table:table-cell/>
          <table:table-cell table:formula="of:=&quot;insert into sync_tables (table_name, outbound, inbound,  in_order) values ('&quot; &amp; [.A23] &amp; &quot;', '&quot; &amp; [.J23] &amp; &quot;', '&quot; &amp; [.K23] &amp;&quot;', &quot; &amp; [.M23] &amp; &quot;);&quot;" office:value-type="string" office:string-value="insert into sync_tables (table_name, outbound, inbound,  in_order) values ('geographical_function_type', 'N', 'Y', 0);" calcext:value-type="string">
            <text:p>insert into sync_tables (table_name, outbound, inbound, <text:s/>in_order) values ('geographical_function_type', 'N', 'Y', 0);</text:p>
          </table:table-cell>
          <table:table-cell/>
          <table:table-cell table:formula="of:=&quot;update sync_tables set outbound = '&quot; &amp; [.G23] &amp; &quot;', inbound = '&quot; &amp; [.H23] &amp; &quot;', in_order = &quot; &amp; [.M23] &amp; &quot; where table_name = '&quot; &amp; [.A23] &amp; &quot;';&quot;" office:value-type="string" office:string-value="update sync_tables set outbound = 'Y', inbound = 'N', in_order = 0 where table_name = 'geographical_function_type';" calcext:value-type="string">
            <text:p>update sync_tables set outbound = 'Y', inbound = 'N', in_order = 0 where table_name = 'geographical_function_type';</text:p>
          </table:table-cell>
          <table:table-cell/>
          <table:table-cell table:formula="of:=&quot;update sync_tables set outbound = '&quot; &amp; [.J23] &amp; &quot;', inbound = '&quot; &amp; [.K23] &amp; &quot;', in_order = &quot; &amp; [.M23] &amp; &quot; where table_name = '&quot; &amp; [.A23] &amp; &quot;';&quot;" office:value-type="string" office:string-value="update sync_tables set outbound = 'N', inbound = 'Y', in_order = 0 where table_name = 'geographical_function_type';" calcext:value-type="string">
            <text:p>update sync_tables set outbound = 'N', inbound = 'Y', in_order = 0 where table_name = 'geographical_function_type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geographical_statu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formula="of:=&quot;insert into sync_tables (table_name, outbound, inbound, in_order) values ('&quot; &amp; [.A24] &amp; &quot;', '&quot; &amp; [.G24] &amp; &quot;', '&quot; &amp; [.H24] &amp;&quot;', &quot; &amp; [.M24] &amp; &quot;);&quot;" office:value-type="string" office:string-value="insert into sync_tables (table_name, outbound, inbound, in_order) values ('geographical_status', 'Y', 'N', 0);" calcext:value-type="string">
            <text:p>insert into sync_tables (table_name, outbound, inbound, in_order) values ('geographical_status', 'Y', 'N', 0);</text:p>
          </table:table-cell>
          <table:table-cell/>
          <table:table-cell table:formula="of:=&quot;insert into sync_tables (table_name, outbound, inbound,  in_order) values ('&quot; &amp; [.A24] &amp; &quot;', '&quot; &amp; [.J24] &amp; &quot;', '&quot; &amp; [.K24] &amp;&quot;', &quot; &amp; [.M24] &amp; &quot;);&quot;" office:value-type="string" office:string-value="insert into sync_tables (table_name, outbound, inbound,  in_order) values ('geographical_status', 'N', 'Y', 0);" calcext:value-type="string">
            <text:p>insert into sync_tables (table_name, outbound, inbound, <text:s/>in_order) values ('geographical_status', 'N', 'Y', 0);</text:p>
          </table:table-cell>
          <table:table-cell/>
          <table:table-cell table:formula="of:=&quot;update sync_tables set outbound = '&quot; &amp; [.G24] &amp; &quot;', inbound = '&quot; &amp; [.H24] &amp; &quot;', in_order = &quot; &amp; [.M24] &amp; &quot; where table_name = '&quot; &amp; [.A24] &amp; &quot;';&quot;" office:value-type="string" office:string-value="update sync_tables set outbound = 'Y', inbound = 'N', in_order = 0 where table_name = 'geographical_status';" calcext:value-type="string">
            <text:p>update sync_tables set outbound = 'Y', inbound = 'N', in_order = 0 where table_name = 'geographical_status';</text:p>
          </table:table-cell>
          <table:table-cell/>
          <table:table-cell table:formula="of:=&quot;update sync_tables set outbound = '&quot; &amp; [.J24] &amp; &quot;', inbound = '&quot; &amp; [.K24] &amp; &quot;', in_order = &quot; &amp; [.M24] &amp; &quot; where table_name = '&quot; &amp; [.A24] &amp; &quot;';&quot;" office:value-type="string" office:string-value="update sync_tables set outbound = 'N', inbound = 'Y', in_order = 0 where table_name = 'geographical_status';" calcext:value-type="string">
            <text:p>update sync_tables set outbound = 'N', inbound = 'Y', in_order = 0 where table_name = 'geographical_status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geographical_sub_function_ty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formula="of:=&quot;insert into sync_tables (table_name, outbound, inbound, in_order) values ('&quot; &amp; [.A25] &amp; &quot;', '&quot; &amp; [.G25] &amp; &quot;', '&quot; &amp; [.H25] &amp;&quot;', &quot; &amp; [.M25] &amp; &quot;);&quot;" office:value-type="string" office:string-value="insert into sync_tables (table_name, outbound, inbound, in_order) values ('geographical_sub_function_type', 'Y', 'N', 0);" calcext:value-type="string">
            <text:p>insert into sync_tables (table_name, outbound, inbound, in_order) values ('geographical_sub_function_type', 'Y', 'N', 0);</text:p>
          </table:table-cell>
          <table:table-cell/>
          <table:table-cell table:formula="of:=&quot;insert into sync_tables (table_name, outbound, inbound,  in_order) values ('&quot; &amp; [.A25] &amp; &quot;', '&quot; &amp; [.J25] &amp; &quot;', '&quot; &amp; [.K25] &amp;&quot;', &quot; &amp; [.M25] &amp; &quot;);&quot;" office:value-type="string" office:string-value="insert into sync_tables (table_name, outbound, inbound,  in_order) values ('geographical_sub_function_type', 'N', 'Y', 0);" calcext:value-type="string">
            <text:p>insert into sync_tables (table_name, outbound, inbound, <text:s/>in_order) values ('geographical_sub_function_type', 'N', 'Y', 0);</text:p>
          </table:table-cell>
          <table:table-cell/>
          <table:table-cell table:formula="of:=&quot;update sync_tables set outbound = '&quot; &amp; [.G25] &amp; &quot;', inbound = '&quot; &amp; [.H25] &amp; &quot;', in_order = &quot; &amp; [.M25] &amp; &quot; where table_name = '&quot; &amp; [.A25] &amp; &quot;';&quot;" office:value-type="string" office:string-value="update sync_tables set outbound = 'Y', inbound = 'N', in_order = 0 where table_name = 'geographical_sub_function_type';" calcext:value-type="string">
            <text:p>update sync_tables set outbound = 'Y', inbound = 'N', in_order = 0 where table_name = 'geographical_sub_function_type';</text:p>
          </table:table-cell>
          <table:table-cell/>
          <table:table-cell table:formula="of:=&quot;update sync_tables set outbound = '&quot; &amp; [.J25] &amp; &quot;', inbound = '&quot; &amp; [.K25] &amp; &quot;', in_order = &quot; &amp; [.M25] &amp; &quot; where table_name = '&quot; &amp; [.A25] &amp; &quot;';&quot;" office:value-type="string" office:string-value="update sync_tables set outbound = 'N', inbound = 'Y', in_order = 0 where table_name = 'geographical_sub_function_type';" calcext:value-type="string">
            <text:p>update sync_tables set outbound = 'N', inbound = 'Y', in_order = 0 where table_name = 'geographical_sub_function_type';</text:p>
          </table:table-cell>
          <table:table-cell table:number-columns-repeated="1000"/>
        </table:table-row>
        <table:table-row table:style-name="ro2" table:visibility="filter">
          <table:table-cell table:style-name="ce6" office:value-type="string" calcext:value-type="string">
            <text:p>group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number-columns-repeated="2" table:style-name="ce14" office:value-type="string" calcext:value-type="string">
            <text:p>N</text:p>
          </table:table-cell>
          <table:table-cell table:style-name="ce12"/>
          <table:table-cell table:number-columns-repeated="2" table:style-name="ce14" office:value-type="string" calcext:value-type="string">
            <text:p>N</text:p>
          </table:table-cell>
          <table:table-cell table:style-name="ce12"/>
          <table:table-cell table:style-name="ce12" office:value-type="float" office:value="1450" calcext:value-type="float">
            <text:p>1450</text:p>
          </table:table-cell>
          <table:table-cell/>
          <table:table-cell table:style-name="ce21" office:value-type="string" calcext:value-type="string">
            <text:p>Where the data will be updated? Central? Remote?</text:p>
          </table:table-cell>
          <table:table-cell/>
          <table:table-cell table:formula="of:=&quot;insert into sync_tables (table_name, outbound, inbound, in_order) values ('&quot; &amp; [.A26] &amp; &quot;', '&quot; &amp; [.G26] &amp; &quot;', '&quot; &amp; [.H26] &amp;&quot;', &quot; &amp; [.M26] &amp; &quot;);&quot;" office:value-type="string" office:string-value="insert into sync_tables (table_name, outbound, inbound, in_order) values ('group_master', 'N', 'N', 1450);" calcext:value-type="string">
            <text:p>insert into sync_tables (table_name, outbound, inbound, in_order) values ('group_master', 'N', 'N', 1450);</text:p>
          </table:table-cell>
          <table:table-cell/>
          <table:table-cell table:formula="of:=&quot;insert into sync_tables (table_name, outbound, inbound,  in_order) values ('&quot; &amp; [.A26] &amp; &quot;', '&quot; &amp; [.J26] &amp; &quot;', '&quot; &amp; [.K26] &amp;&quot;', &quot; &amp; [.M26] &amp; &quot;);&quot;" office:value-type="string" office:string-value="insert into sync_tables (table_name, outbound, inbound,  in_order) values ('group_master', 'N', 'N', 1450);" calcext:value-type="string">
            <text:p>insert into sync_tables (table_name, outbound, inbound, <text:s/>in_order) values ('group_master', 'N', 'N', 1450);</text:p>
          </table:table-cell>
          <table:table-cell/>
          <table:table-cell table:formula="of:=&quot;update sync_tables set outbound = '&quot; &amp; [.G26] &amp; &quot;', inbound = '&quot; &amp; [.H26] &amp; &quot;', in_order = &quot; &amp; [.M26] &amp; &quot; where table_name = '&quot; &amp; [.A26] &amp; &quot;';&quot;" office:value-type="string" office:string-value="update sync_tables set outbound = 'N', inbound = 'N', in_order = 1450 where table_name = 'group_master';" calcext:value-type="string">
            <text:p>update sync_tables set outbound = 'N', inbound = 'N', in_order = 1450 where table_name = 'group_master';</text:p>
          </table:table-cell>
          <table:table-cell/>
          <table:table-cell table:formula="of:=&quot;update sync_tables set outbound = '&quot; &amp; [.J26] &amp; &quot;', inbound = '&quot; &amp; [.K26] &amp; &quot;', in_order = &quot; &amp; [.M26] &amp; &quot; where table_name = '&quot; &amp; [.A26] &amp; &quot;';&quot;" office:value-type="string" office:string-value="update sync_tables set outbound = 'N', inbound = 'N', in_order = 1450 where table_name = 'group_master';" calcext:value-type="string">
            <text:p>update sync_tables set outbound = 'N', inbound = 'N', in_order = 1450 where table_name = 'group_master';</text:p>
          </table:table-cell>
          <table:table-cell table:number-columns-repeated="1000"/>
        </table:table-row>
        <table:table-row table:style-name="ro2" table:visibility="filter">
          <table:table-cell table:style-name="ce6" office:value-type="string" calcext:value-type="string">
            <text:p>group_respond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number-columns-repeated="2" table:style-name="ce14" office:value-type="string" calcext:value-type="string">
            <text:p>N</text:p>
          </table:table-cell>
          <table:table-cell table:style-name="ce12"/>
          <table:table-cell table:number-columns-repeated="2" table:style-name="ce14" office:value-type="string" calcext:value-type="string">
            <text:p>N</text:p>
          </table:table-cell>
          <table:table-cell table:style-name="ce12"/>
          <table:table-cell table:style-name="ce12" office:value-type="float" office:value="1460" calcext:value-type="float">
            <text:p>1460</text:p>
          </table:table-cell>
          <table:table-cell table:number-columns-repeated="3"/>
          <table:table-cell table:formula="of:=&quot;insert into sync_tables (table_name, outbound, inbound, in_order) values ('&quot; &amp; [.A27] &amp; &quot;', '&quot; &amp; [.G27] &amp; &quot;', '&quot; &amp; [.H27] &amp;&quot;', &quot; &amp; [.M27] &amp; &quot;);&quot;" office:value-type="string" office:string-value="insert into sync_tables (table_name, outbound, inbound, in_order) values ('group_respondent', 'N', 'N', 1460);" calcext:value-type="string">
            <text:p>insert into sync_tables (table_name, outbound, inbound, in_order) values ('group_respondent', 'N', 'N', 1460);</text:p>
          </table:table-cell>
          <table:table-cell/>
          <table:table-cell table:formula="of:=&quot;insert into sync_tables (table_name, outbound, inbound,  in_order) values ('&quot; &amp; [.A27] &amp; &quot;', '&quot; &amp; [.J27] &amp; &quot;', '&quot; &amp; [.K27] &amp;&quot;', &quot; &amp; [.M27] &amp; &quot;);&quot;" office:value-type="string" office:string-value="insert into sync_tables (table_name, outbound, inbound,  in_order) values ('group_respondent', 'N', 'N', 1460);" calcext:value-type="string">
            <text:p>insert into sync_tables (table_name, outbound, inbound, <text:s/>in_order) values ('group_respondent', 'N', 'N', 1460);</text:p>
          </table:table-cell>
          <table:table-cell/>
          <table:table-cell table:formula="of:=&quot;update sync_tables set outbound = '&quot; &amp; [.G27] &amp; &quot;', inbound = '&quot; &amp; [.H27] &amp; &quot;', in_order = &quot; &amp; [.M27] &amp; &quot; where table_name = '&quot; &amp; [.A27] &amp; &quot;';&quot;" office:value-type="string" office:string-value="update sync_tables set outbound = 'N', inbound = 'N', in_order = 1460 where table_name = 'group_respondent';" calcext:value-type="string">
            <text:p>update sync_tables set outbound = 'N', inbound = 'N', in_order = 1460 where table_name = 'group_respondent';</text:p>
          </table:table-cell>
          <table:table-cell/>
          <table:table-cell table:formula="of:=&quot;update sync_tables set outbound = '&quot; &amp; [.J27] &amp; &quot;', inbound = '&quot; &amp; [.K27] &amp; &quot;', in_order = &quot; &amp; [.M27] &amp; &quot; where table_name = '&quot; &amp; [.A27] &amp; &quot;';&quot;" office:value-type="string" office:string-value="update sync_tables set outbound = 'N', inbound = 'N', in_order = 1460 where table_name = 'group_respondent';" calcext:value-type="string">
            <text:p>update sync_tables set outbound = 'N', inbound = 'N', in_order = 1460 where table_name = 'group_respondent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language_key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formula="of:=&quot;insert into sync_tables (table_name, outbound, inbound, in_order) values ('&quot; &amp; [.A28] &amp; &quot;', '&quot; &amp; [.G28] &amp; &quot;', '&quot; &amp; [.H28] &amp;&quot;', &quot; &amp; [.M28] &amp; &quot;);&quot;" office:value-type="string" office:string-value="insert into sync_tables (table_name, outbound, inbound, in_order) values ('language_key_master', 'Y', 'N', 0);" calcext:value-type="string">
            <text:p>insert into sync_tables (table_name, outbound, inbound, in_order) values ('language_key_master', 'Y', 'N', 0);</text:p>
          </table:table-cell>
          <table:table-cell/>
          <table:table-cell table:formula="of:=&quot;insert into sync_tables (table_name, outbound, inbound,  in_order) values ('&quot; &amp; [.A28] &amp; &quot;', '&quot; &amp; [.J28] &amp; &quot;', '&quot; &amp; [.K28] &amp;&quot;', &quot; &amp; [.M28] &amp; &quot;);&quot;" office:value-type="string" office:string-value="insert into sync_tables (table_name, outbound, inbound,  in_order) values ('language_key_master', 'N', 'Y', 0);" calcext:value-type="string">
            <text:p>insert into sync_tables (table_name, outbound, inbound, <text:s/>in_order) values ('language_key_master', 'N', 'Y', 0);</text:p>
          </table:table-cell>
          <table:table-cell/>
          <table:table-cell table:formula="of:=&quot;update sync_tables set outbound = '&quot; &amp; [.G28] &amp; &quot;', inbound = '&quot; &amp; [.H28] &amp; &quot;', in_order = &quot; &amp; [.M28] &amp; &quot; where table_name = '&quot; &amp; [.A28] &amp; &quot;';&quot;" office:value-type="string" office:string-value="update sync_tables set outbound = 'Y', inbound = 'N', in_order = 0 where table_name = 'language_key_master';" calcext:value-type="string">
            <text:p>update sync_tables set outbound = 'Y', inbound = 'N', in_order = 0 where table_name = 'language_key_master';</text:p>
          </table:table-cell>
          <table:table-cell/>
          <table:table-cell table:formula="of:=&quot;update sync_tables set outbound = '&quot; &amp; [.J28] &amp; &quot;', inbound = '&quot; &amp; [.K28] &amp; &quot;', in_order = &quot; &amp; [.M28] &amp; &quot; where table_name = '&quot; &amp; [.A28] &amp; &quot;';&quot;" office:value-type="string" office:string-value="update sync_tables set outbound = 'N', inbound = 'Y', in_order = 0 where table_name = 'language_key_master';" calcext:value-type="string">
            <text:p>update sync_tables set outbound = 'N', inbound = 'Y', in_order = 0 where table_name = 'language_key_master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language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formula="of:=&quot;insert into sync_tables (table_name, outbound, inbound, in_order) values ('&quot; &amp; [.A29] &amp; &quot;', '&quot; &amp; [.G29] &amp; &quot;', '&quot; &amp; [.H29] &amp;&quot;', &quot; &amp; [.M29] &amp; &quot;);&quot;" office:value-type="string" office:string-value="insert into sync_tables (table_name, outbound, inbound, in_order) values ('language_master', 'Y', 'N', 0);" calcext:value-type="string">
            <text:p>insert into sync_tables (table_name, outbound, inbound, in_order) values ('language_master', 'Y', 'N', 0);</text:p>
          </table:table-cell>
          <table:table-cell/>
          <table:table-cell table:formula="of:=&quot;insert into sync_tables (table_name, outbound, inbound,  in_order) values ('&quot; &amp; [.A29] &amp; &quot;', '&quot; &amp; [.J29] &amp; &quot;', '&quot; &amp; [.K29] &amp;&quot;', &quot; &amp; [.M29] &amp; &quot;);&quot;" office:value-type="string" office:string-value="insert into sync_tables (table_name, outbound, inbound,  in_order) values ('language_master', 'N', 'Y', 0);" calcext:value-type="string">
            <text:p>insert into sync_tables (table_name, outbound, inbound, <text:s/>in_order) values ('language_master', 'N', 'Y', 0);</text:p>
          </table:table-cell>
          <table:table-cell/>
          <table:table-cell table:formula="of:=&quot;update sync_tables set outbound = '&quot; &amp; [.G29] &amp; &quot;', inbound = '&quot; &amp; [.H29] &amp; &quot;', in_order = &quot; &amp; [.M29] &amp; &quot; where table_name = '&quot; &amp; [.A29] &amp; &quot;';&quot;" office:value-type="string" office:string-value="update sync_tables set outbound = 'Y', inbound = 'N', in_order = 0 where table_name = 'language_master';" calcext:value-type="string">
            <text:p>update sync_tables set outbound = 'Y', inbound = 'N', in_order = 0 where table_name = 'language_master';</text:p>
          </table:table-cell>
          <table:table-cell/>
          <table:table-cell table:formula="of:=&quot;update sync_tables set outbound = '&quot; &amp; [.J29] &amp; &quot;', inbound = '&quot; &amp; [.K29] &amp; &quot;', in_order = &quot; &amp; [.M29] &amp; &quot; where table_name = '&quot; &amp; [.A29] &amp; &quot;';&quot;" office:value-type="string" office:string-value="update sync_tables set outbound = 'N', inbound = 'Y', in_order = 0 where table_name = 'language_master';" calcext:value-type="string">
            <text:p>update sync_tables set outbound = 'N', inbound = 'Y', in_order = 0 where table_name = 'language_master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language_str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Should have several Fks</text:p>
          </table:table-cell>
          <table:table-cell/>
          <table:table-cell table:formula="of:=&quot;insert into sync_tables (table_name, outbound, inbound, in_order) values ('&quot; &amp; [.A30] &amp; &quot;', '&quot; &amp; [.G30] &amp; &quot;', '&quot; &amp; [.H30] &amp;&quot;', &quot; &amp; [.M30] &amp; &quot;);&quot;" office:value-type="string" office:string-value="insert into sync_tables (table_name, outbound, inbound, in_order) values ('language_string', 'Y', 'N', 0);" calcext:value-type="string">
            <text:p>insert into sync_tables (table_name, outbound, inbound, in_order) values ('language_string', 'Y', 'N', 0);</text:p>
          </table:table-cell>
          <table:table-cell/>
          <table:table-cell table:formula="of:=&quot;insert into sync_tables (table_name, outbound, inbound,  in_order) values ('&quot; &amp; [.A30] &amp; &quot;', '&quot; &amp; [.J30] &amp; &quot;', '&quot; &amp; [.K30] &amp;&quot;', &quot; &amp; [.M30] &amp; &quot;);&quot;" office:value-type="string" office:string-value="insert into sync_tables (table_name, outbound, inbound,  in_order) values ('language_string', 'N', 'Y', 0);" calcext:value-type="string">
            <text:p>insert into sync_tables (table_name, outbound, inbound, <text:s/>in_order) values ('language_string', 'N', 'Y', 0);</text:p>
          </table:table-cell>
          <table:table-cell/>
          <table:table-cell table:formula="of:=&quot;update sync_tables set outbound = '&quot; &amp; [.G30] &amp; &quot;', inbound = '&quot; &amp; [.H30] &amp; &quot;', in_order = &quot; &amp; [.M30] &amp; &quot; where table_name = '&quot; &amp; [.A30] &amp; &quot;';&quot;" office:value-type="string" office:string-value="update sync_tables set outbound = 'Y', inbound = 'N', in_order = 0 where table_name = 'language_string';" calcext:value-type="string">
            <text:p>update sync_tables set outbound = 'Y', inbound = 'N', in_order = 0 where table_name = 'language_string';</text:p>
          </table:table-cell>
          <table:table-cell/>
          <table:table-cell table:formula="of:=&quot;update sync_tables set outbound = '&quot; &amp; [.J30] &amp; &quot;', inbound = '&quot; &amp; [.K30] &amp; &quot;', in_order = &quot; &amp; [.M30] &amp; &quot; where table_name = '&quot; &amp; [.A30] &amp; &quot;';&quot;" office:value-type="string" office:string-value="update sync_tables set outbound = 'N', inbound = 'Y', in_order = 0 where table_name = 'language_string';" calcext:value-type="string">
            <text:p>update sync_tables set outbound = 'N', inbound = 'Y', in_order = 0 where table_name = 'language_string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arital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formula="of:=&quot;insert into sync_tables (table_name, outbound, inbound, in_order) values ('&quot; &amp; [.A31] &amp; &quot;', '&quot; &amp; [.G31] &amp; &quot;', '&quot; &amp; [.H31] &amp;&quot;', &quot; &amp; [.M31] &amp; &quot;);&quot;" office:value-type="string" office:string-value="insert into sync_tables (table_name, outbound, inbound, in_order) values ('marital_master', 'Y', 'N', 0);" calcext:value-type="string">
            <text:p>insert into sync_tables (table_name, outbound, inbound, in_order) values ('marital_master', 'Y', 'N', 0);</text:p>
          </table:table-cell>
          <table:table-cell/>
          <table:table-cell table:formula="of:=&quot;insert into sync_tables (table_name, outbound, inbound,  in_order) values ('&quot; &amp; [.A31] &amp; &quot;', '&quot; &amp; [.J31] &amp; &quot;', '&quot; &amp; [.K31] &amp;&quot;', &quot; &amp; [.M31] &amp; &quot;);&quot;" office:value-type="string" office:string-value="insert into sync_tables (table_name, outbound, inbound,  in_order) values ('marital_master', 'N', 'Y', 0);" calcext:value-type="string">
            <text:p>insert into sync_tables (table_name, outbound, inbound, <text:s/>in_order) values ('marital_master', 'N', 'Y', 0);</text:p>
          </table:table-cell>
          <table:table-cell/>
          <table:table-cell table:formula="of:=&quot;update sync_tables set outbound = '&quot; &amp; [.G31] &amp; &quot;', inbound = '&quot; &amp; [.H31] &amp; &quot;', in_order = &quot; &amp; [.M31] &amp; &quot; where table_name = '&quot; &amp; [.A31] &amp; &quot;';&quot;" office:value-type="string" office:string-value="update sync_tables set outbound = 'Y', inbound = 'N', in_order = 0 where table_name = 'marital_master';" calcext:value-type="string">
            <text:p>update sync_tables set outbound = 'Y', inbound = 'N', in_order = 0 where table_name = 'marital_master';</text:p>
          </table:table-cell>
          <table:table-cell/>
          <table:table-cell table:formula="of:=&quot;update sync_tables set outbound = '&quot; &amp; [.J31] &amp; &quot;', inbound = '&quot; &amp; [.K31] &amp; &quot;', in_order = &quot; &amp; [.M31] &amp; &quot; where table_name = '&quot; &amp; [.A31] &amp; &quot;';&quot;" office:value-type="string" office:string-value="update sync_tables set outbound = 'N', inbound = 'Y', in_order = 0 where table_name = 'marital_master';" calcext:value-type="string">
            <text:p>update sync_tables set outbound = 'N', inbound = 'Y', in_order = 0 where table_name = 'marital_master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occupation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formula="of:=&quot;insert into sync_tables (table_name, outbound, inbound, in_order) values ('&quot; &amp; [.A32] &amp; &quot;', '&quot; &amp; [.G32] &amp; &quot;', '&quot; &amp; [.H32] &amp;&quot;', &quot; &amp; [.M32] &amp; &quot;);&quot;" office:value-type="string" office:string-value="insert into sync_tables (table_name, outbound, inbound, in_order) values ('occupation_master', 'Y', 'N', 0);" calcext:value-type="string">
            <text:p>insert into sync_tables (table_name, outbound, inbound, in_order) values ('occupation_master', 'Y', 'N', 0);</text:p>
          </table:table-cell>
          <table:table-cell/>
          <table:table-cell table:formula="of:=&quot;insert into sync_tables (table_name, outbound, inbound,  in_order) values ('&quot; &amp; [.A32] &amp; &quot;', '&quot; &amp; [.J32] &amp; &quot;', '&quot; &amp; [.K32] &amp;&quot;', &quot; &amp; [.M32] &amp; &quot;);&quot;" office:value-type="string" office:string-value="insert into sync_tables (table_name, outbound, inbound,  in_order) values ('occupation_master', 'N', 'Y', 0);" calcext:value-type="string">
            <text:p>insert into sync_tables (table_name, outbound, inbound, <text:s/>in_order) values ('occupation_master', 'N', 'Y', 0);</text:p>
          </table:table-cell>
          <table:table-cell/>
          <table:table-cell table:formula="of:=&quot;update sync_tables set outbound = '&quot; &amp; [.G32] &amp; &quot;', inbound = '&quot; &amp; [.H32] &amp; &quot;', in_order = &quot; &amp; [.M32] &amp; &quot; where table_name = '&quot; &amp; [.A32] &amp; &quot;';&quot;" office:value-type="string" office:string-value="update sync_tables set outbound = 'Y', inbound = 'N', in_order = 0 where table_name = 'occupation_master';" calcext:value-type="string">
            <text:p>update sync_tables set outbound = 'Y', inbound = 'N', in_order = 0 where table_name = 'occupation_master';</text:p>
          </table:table-cell>
          <table:table-cell/>
          <table:table-cell table:formula="of:=&quot;update sync_tables set outbound = '&quot; &amp; [.J32] &amp; &quot;', inbound = '&quot; &amp; [.K32] &amp; &quot;', in_order = &quot; &amp; [.M32] &amp; &quot; where table_name = '&quot; &amp; [.A32] &amp; &quot;';&quot;" office:value-type="string" office:string-value="update sync_tables set outbound = 'N', inbound = 'Y', in_order = 0 where table_name = 'occupation_master';" calcext:value-type="string">
            <text:p>update sync_tables set outbound = 'N', inbound = 'Y', in_order = 0 where table_name = 'occupation_master';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other_respond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number-columns-repeated="2" table:style-name="ce12" office:value-type="string" calcext:value-type="string">
            <text:p>Y</text:p>
          </table:table-cell>
          <table:table-cell table:style-name="ce12"/>
          <table:table-cell table:style-name="ce12" office:value-type="float" office:value="1010" calcext:value-type="float">
            <text:p>1010</text:p>
          </table:table-cell>
          <table:table-cell/>
          <table:table-cell office:value-type="string" calcext:value-type="string">
            <text:p>Should have a FK on form_session_id to form_session_id</text:p>
          </table:table-cell>
          <table:table-cell/>
          <table:table-cell table:formula="of:=&quot;insert into sync_tables (table_name, outbound, inbound, in_order) values ('&quot; &amp; [.A33] &amp; &quot;', '&quot; &amp; [.G33] &amp; &quot;', '&quot; &amp; [.H33] &amp;&quot;', &quot; &amp; [.M33] &amp; &quot;);&quot;" office:value-type="string" office:string-value="insert into sync_tables (table_name, outbound, inbound, in_order) values ('other_respondent', 'N', 'Y', 1010);" calcext:value-type="string">
            <text:p>insert into sync_tables (table_name, outbound, inbound, in_order) values ('other_respondent', 'N', 'Y', 1010);</text:p>
          </table:table-cell>
          <table:table-cell/>
          <table:table-cell table:formula="of:=&quot;insert into sync_tables (table_name, outbound, inbound,  in_order) values ('&quot; &amp; [.A33] &amp; &quot;', '&quot; &amp; [.J33] &amp; &quot;', '&quot; &amp; [.K33] &amp;&quot;', &quot; &amp; [.M33] &amp; &quot;);&quot;" office:value-type="string" office:string-value="insert into sync_tables (table_name, outbound, inbound,  in_order) values ('other_respondent', 'Y', 'Y', 1010);" calcext:value-type="string">
            <text:p>insert into sync_tables (table_name, outbound, inbound, <text:s/>in_order) values ('other_respondent', 'Y', 'Y', 1010);</text:p>
          </table:table-cell>
          <table:table-cell/>
          <table:table-cell table:formula="of:=&quot;update sync_tables set outbound = '&quot; &amp; [.G33] &amp; &quot;', inbound = '&quot; &amp; [.H33] &amp; &quot;', in_order = &quot; &amp; [.M33] &amp; &quot; where table_name = '&quot; &amp; [.A33] &amp; &quot;';&quot;" office:value-type="string" office:string-value="update sync_tables set outbound = 'N', inbound = 'Y', in_order = 1010 where table_name = 'other_respondent';" calcext:value-type="string">
            <text:p>update sync_tables set outbound = 'N', inbound = 'Y', in_order = 1010 where table_name = 'other_respondent';</text:p>
          </table:table-cell>
          <table:table-cell/>
          <table:table-cell table:formula="of:=&quot;update sync_tables set outbound = '&quot; &amp; [.J33] &amp; &quot;', inbound = '&quot; &amp; [.K33] &amp; &quot;', in_order = &quot; &amp; [.M33] &amp; &quot; where table_name = '&quot; &amp; [.A33] &amp; &quot;';&quot;" office:value-type="string" office:string-value="update sync_tables set outbound = 'Y', inbound = 'Y', in_order = 1010 where table_name = 'other_respondent';" calcext:value-type="string">
            <text:p>update sync_tables set outbound = 'Y', inbound = 'Y', in_order = 1010 where table_name = 'other_respondent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relationship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formula="of:=&quot;insert into sync_tables (table_name, outbound, inbound, in_order) values ('&quot; &amp; [.A34] &amp; &quot;', '&quot; &amp; [.G34] &amp; &quot;', '&quot; &amp; [.H34] &amp;&quot;', &quot; &amp; [.M34] &amp; &quot;);&quot;" office:value-type="string" office:string-value="insert into sync_tables (table_name, outbound, inbound, in_order) values ('relationship_master', 'Y', 'N', 0);" calcext:value-type="string">
            <text:p>insert into sync_tables (table_name, outbound, inbound, in_order) values ('relationship_master', 'Y', 'N', 0);</text:p>
          </table:table-cell>
          <table:table-cell/>
          <table:table-cell table:formula="of:=&quot;insert into sync_tables (table_name, outbound, inbound,  in_order) values ('&quot; &amp; [.A34] &amp; &quot;', '&quot; &amp; [.J34] &amp; &quot;', '&quot; &amp; [.K34] &amp;&quot;', &quot; &amp; [.M34] &amp; &quot;);&quot;" office:value-type="string" office:string-value="insert into sync_tables (table_name, outbound, inbound,  in_order) values ('relationship_master', 'N', 'Y', 0);" calcext:value-type="string">
            <text:p>insert into sync_tables (table_name, outbound, inbound, <text:s/>in_order) values ('relationship_master', 'N', 'Y', 0);</text:p>
          </table:table-cell>
          <table:table-cell/>
          <table:table-cell table:formula="of:=&quot;update sync_tables set outbound = '&quot; &amp; [.G34] &amp; &quot;', inbound = '&quot; &amp; [.H34] &amp; &quot;', in_order = &quot; &amp; [.M34] &amp; &quot; where table_name = '&quot; &amp; [.A34] &amp; &quot;';&quot;" office:value-type="string" office:string-value="update sync_tables set outbound = 'Y', inbound = 'N', in_order = 0 where table_name = 'relationship_master';" calcext:value-type="string">
            <text:p>update sync_tables set outbound = 'Y', inbound = 'N', in_order = 0 where table_name = 'relationship_master';</text:p>
          </table:table-cell>
          <table:table-cell/>
          <table:table-cell table:formula="of:=&quot;update sync_tables set outbound = '&quot; &amp; [.J34] &amp; &quot;', inbound = '&quot; &amp; [.K34] &amp; &quot;', in_order = &quot; &amp; [.M34] &amp; &quot; where table_name = '&quot; &amp; [.A34] &amp; &quot;';&quot;" office:value-type="string" office:string-value="update sync_tables set outbound = 'N', inbound = 'Y', in_order = 0 where table_name = 'relationship_master';" calcext:value-type="string">
            <text:p>update sync_tables set outbound = 'N', inbound = 'Y', in_order = 0 where table_name = 'relationship_master';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espondent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2"/>
          <table:table-cell table:style-name="ce12" office:value-type="float" office:value="500" calcext:value-type="float">
            <text:p>500</text:p>
          </table:table-cell>
          <table:table-cell/>
          <table:table-cell table:style-name="ce23" office:value-type="string" calcext:value-type="string">
            <text:p>Should have several Fks</text:p>
          </table:table-cell>
          <table:table-cell/>
          <table:table-cell table:formula="of:=&quot;insert into sync_tables (table_name, outbound, inbound, in_order) values ('&quot; &amp; [.A35] &amp; &quot;', '&quot; &amp; [.G35] &amp; &quot;', '&quot; &amp; [.H35] &amp;&quot;', &quot; &amp; [.M35] &amp; &quot;);&quot;" office:value-type="string" office:string-value="insert into sync_tables (table_name, outbound, inbound, in_order) values ('respondent_master', 'N', 'Y', 500);" calcext:value-type="string">
            <text:p>insert into sync_tables (table_name, outbound, inbound, in_order) values ('respondent_master', 'N', 'Y', 500);</text:p>
          </table:table-cell>
          <table:table-cell/>
          <table:table-cell table:formula="of:=&quot;insert into sync_tables (table_name, outbound, inbound,  in_order) values ('&quot; &amp; [.A35] &amp; &quot;', '&quot; &amp; [.J35] &amp; &quot;', '&quot; &amp; [.K35] &amp;&quot;', &quot; &amp; [.M35] &amp; &quot;);&quot;" office:value-type="string" office:string-value="insert into sync_tables (table_name, outbound, inbound,  in_order) values ('respondent_master', 'Y', 'Y', 500);" calcext:value-type="string">
            <text:p>insert into sync_tables (table_name, outbound, inbound, <text:s/>in_order) values ('respondent_master', 'Y', 'Y', 500);</text:p>
          </table:table-cell>
          <table:table-cell/>
          <table:table-cell table:formula="of:=&quot;update sync_tables set outbound = '&quot; &amp; [.G35] &amp; &quot;', inbound = '&quot; &amp; [.H35] &amp; &quot;', in_order = &quot; &amp; [.M35] &amp; &quot; where table_name = '&quot; &amp; [.A35] &amp; &quot;';&quot;" office:value-type="string" office:string-value="update sync_tables set outbound = 'N', inbound = 'Y', in_order = 500 where table_name = 'respondent_master';" calcext:value-type="string">
            <text:p>update sync_tables set outbound = 'N', inbound = 'Y', in_order = 500 where table_name = 'respondent_master';</text:p>
          </table:table-cell>
          <table:table-cell/>
          <table:table-cell table:formula="of:=&quot;update sync_tables set outbound = '&quot; &amp; [.J35] &amp; &quot;', inbound = '&quot; &amp; [.K35] &amp; &quot;', in_order = &quot; &amp; [.M35] &amp; &quot; where table_name = '&quot; &amp; [.A35] &amp; &quot;';&quot;" office:value-type="string" office:string-value="update sync_tables set outbound = 'Y', inbound = 'Y', in_order = 500 where table_name = 'respondent_master';" calcext:value-type="string">
            <text:p>update sync_tables set outbound = 'Y', inbound = 'Y', in_order = 500 where table_name = 'respondent_master';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office:annotation draw:style-name="gr1" draw:text-style-name="P1" svg:width="2.899cm" svg:height="0.991cm" svg:x="5.972cm" svg:y="9.801cm" draw:caption-point-x="-0.61cm" draw:caption-point-y="1.51cm">
              <dc:date>2015-04-01T00:00:00</dc:date>
              <text:p text:style-name="P1"><text:span text:style-name="T1">Media file: photo_name</text:span></text:p>
            </office:annotation>
            <text:p>respondent_phot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2"/>
          <table:table-cell table:style-name="ce12" office:value-type="float" office:value="510" calcext:value-type="float">
            <text:p>510</text:p>
          </table:table-cell>
          <table:table-cell/>
          <table:table-cell table:style-name="ce21" office:value-type="string" calcext:value-type="string">
            <text:p>Only surveyors can add new entries?</text:p>
            <text:p><text:span text:style-name="T4">Should have several Fks</text:span></text:p>
          </table:table-cell>
          <table:table-cell/>
          <table:table-cell table:formula="of:=&quot;insert into sync_tables (table_name, outbound, inbound, in_order) values ('&quot; &amp; [.A36] &amp; &quot;', '&quot; &amp; [.G36] &amp; &quot;', '&quot; &amp; [.H36] &amp;&quot;', &quot; &amp; [.M36] &amp; &quot;);&quot;" office:value-type="string" office:string-value="insert into sync_tables (table_name, outbound, inbound, in_order) values ('respondent_photo', 'N', 'Y', 510);" calcext:value-type="string">
            <text:p>insert into sync_tables (table_name, outbound, inbound, in_order) values ('respondent_photo', 'N', 'Y', 510);</text:p>
          </table:table-cell>
          <table:table-cell/>
          <table:table-cell table:formula="of:=&quot;insert into sync_tables (table_name, outbound, inbound,  in_order) values ('&quot; &amp; [.A36] &amp; &quot;', '&quot; &amp; [.J36] &amp; &quot;', '&quot; &amp; [.K36] &amp;&quot;', &quot; &amp; [.M36] &amp; &quot;);&quot;" office:value-type="string" office:string-value="insert into sync_tables (table_name, outbound, inbound,  in_order) values ('respondent_photo', 'Y', 'Y', 510);" calcext:value-type="string">
            <text:p>insert into sync_tables (table_name, outbound, inbound, <text:s/>in_order) values ('respondent_photo', 'Y', 'Y', 510);</text:p>
          </table:table-cell>
          <table:table-cell/>
          <table:table-cell table:formula="of:=&quot;update sync_tables set outbound = '&quot; &amp; [.G36] &amp; &quot;', inbound = '&quot; &amp; [.H36] &amp; &quot;', in_order = &quot; &amp; [.M36] &amp; &quot; where table_name = '&quot; &amp; [.A36] &amp; &quot;';&quot;" office:value-type="string" office:string-value="update sync_tables set outbound = 'N', inbound = 'Y', in_order = 510 where table_name = 'respondent_photo';" calcext:value-type="string">
            <text:p>update sync_tables set outbound = 'N', inbound = 'Y', in_order = 510 where table_name = 'respondent_photo';</text:p>
          </table:table-cell>
          <table:table-cell/>
          <table:table-cell table:formula="of:=&quot;update sync_tables set outbound = '&quot; &amp; [.J36] &amp; &quot;', inbound = '&quot; &amp; [.K36] &amp; &quot;', in_order = &quot; &amp; [.M36] &amp; &quot; where table_name = '&quot; &amp; [.A36] &amp; &quot;';&quot;" office:value-type="string" office:string-value="update sync_tables set outbound = 'Y', inbound = 'Y', in_order = 510 where table_name = 'respondent_photo';" calcext:value-type="string">
            <text:p>update sync_tables set outbound = 'Y', inbound = 'Y', in_order = 510 where table_name = 'respondent_photo';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espondent_rel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2"/>
          <table:table-cell table:style-name="ce12" office:value-type="float" office:value="1020" calcext:value-type="float">
            <text:p>1020</text:p>
          </table:table-cell>
          <table:table-cell/>
          <table:table-cell table:style-name="ce21" office:value-type="string" calcext:value-type="string">
            <text:p>Only surveyors can add new entries?</text:p>
            <text:p><text:span text:style-name="T4">Should have several Fks</text:span></text:p>
          </table:table-cell>
          <table:table-cell/>
          <table:table-cell table:formula="of:=&quot;insert into sync_tables (table_name, outbound, inbound, in_order) values ('&quot; &amp; [.A37] &amp; &quot;', '&quot; &amp; [.G37] &amp; &quot;', '&quot; &amp; [.H37] &amp;&quot;', &quot; &amp; [.M37] &amp; &quot;);&quot;" office:value-type="string" office:string-value="insert into sync_tables (table_name, outbound, inbound, in_order) values ('respondent_relation', 'N', 'Y', 1020);" calcext:value-type="string">
            <text:p>insert into sync_tables (table_name, outbound, inbound, in_order) values ('respondent_relation', 'N', 'Y', 1020);</text:p>
          </table:table-cell>
          <table:table-cell/>
          <table:table-cell table:formula="of:=&quot;insert into sync_tables (table_name, outbound, inbound,  in_order) values ('&quot; &amp; [.A37] &amp; &quot;', '&quot; &amp; [.J37] &amp; &quot;', '&quot; &amp; [.K37] &amp;&quot;', &quot; &amp; [.M37] &amp; &quot;);&quot;" office:value-type="string" office:string-value="insert into sync_tables (table_name, outbound, inbound,  in_order) values ('respondent_relation', 'Y', 'Y', 1020);" calcext:value-type="string">
            <text:p>insert into sync_tables (table_name, outbound, inbound, <text:s/>in_order) values ('respondent_relation', 'Y', 'Y', 1020);</text:p>
          </table:table-cell>
          <table:table-cell/>
          <table:table-cell table:formula="of:=&quot;update sync_tables set outbound = '&quot; &amp; [.G37] &amp; &quot;', inbound = '&quot; &amp; [.H37] &amp; &quot;', in_order = &quot; &amp; [.M37] &amp; &quot; where table_name = '&quot; &amp; [.A37] &amp; &quot;';&quot;" office:value-type="string" office:string-value="update sync_tables set outbound = 'N', inbound = 'Y', in_order = 1020 where table_name = 'respondent_relation';" calcext:value-type="string">
            <text:p>update sync_tables set outbound = 'N', inbound = 'Y', in_order = 1020 where table_name = 'respondent_relation';</text:p>
          </table:table-cell>
          <table:table-cell/>
          <table:table-cell table:formula="of:=&quot;update sync_tables set outbound = '&quot; &amp; [.J37] &amp; &quot;', inbound = '&quot; &amp; [.K37] &amp; &quot;', in_order = &quot; &amp; [.M37] &amp; &quot; where table_name = '&quot; &amp; [.A37] &amp; &quot;';&quot;" office:value-type="string" office:string-value="update sync_tables set outbound = 'Y', inbound = 'Y', in_order = 1020 where table_name = 'respondent_relation';" calcext:value-type="string">
            <text:p>update sync_tables set outbound = 'Y', inbound = 'Y', in_order = 1020 where table_name = 'respondent_relation';</text:p>
          </table:table-cell>
          <table:table-cell table:number-columns-repeated="1000"/>
        </table:table-row>
        <table:table-row table:style-name="ro3" table:visibility="filter">
          <table:table-cell office:value-type="string" calcext:value-type="string">
            <text:p>role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220" calcext:value-type="float">
            <text:p>220</text:p>
          </table:table-cell>
          <table:table-cell/>
          <table:table-cell table:style-name="ce21" office:value-type="string" calcext:value-type="string">
            <text:p>Is study_master_id column the survey id?</text:p>
            <text:p>Assumed so...</text:p>
          </table:table-cell>
          <table:table-cell/>
          <table:table-cell table:formula="of:=&quot;insert into sync_tables (table_name, outbound, inbound, in_order) values ('&quot; &amp; [.A38] &amp; &quot;', '&quot; &amp; [.G38] &amp; &quot;', '&quot; &amp; [.H38] &amp;&quot;', &quot; &amp; [.M38] &amp; &quot;);&quot;" office:value-type="string" office:string-value="insert into sync_tables (table_name, outbound, inbound, in_order) values ('role_master', 'Y', 'N', 220);" calcext:value-type="string">
            <text:p>insert into sync_tables (table_name, outbound, inbound, in_order) values ('role_master', 'Y', 'N', 220);</text:p>
          </table:table-cell>
          <table:table-cell/>
          <table:table-cell table:formula="of:=&quot;insert into sync_tables (table_name, outbound, inbound,  in_order) values ('&quot; &amp; [.A38] &amp; &quot;', '&quot; &amp; [.J38] &amp; &quot;', '&quot; &amp; [.K38] &amp;&quot;', &quot; &amp; [.M38] &amp; &quot;);&quot;" office:value-type="string" office:string-value="insert into sync_tables (table_name, outbound, inbound,  in_order) values ('role_master', 'N', 'Y', 220);" calcext:value-type="string">
            <text:p>insert into sync_tables (table_name, outbound, inbound, <text:s/>in_order) values ('role_master', 'N', 'Y', 220);</text:p>
          </table:table-cell>
          <table:table-cell/>
          <table:table-cell table:formula="of:=&quot;update sync_tables set outbound = '&quot; &amp; [.G38] &amp; &quot;', inbound = '&quot; &amp; [.H38] &amp; &quot;', in_order = &quot; &amp; [.M38] &amp; &quot; where table_name = '&quot; &amp; [.A38] &amp; &quot;';&quot;" office:value-type="string" office:string-value="update sync_tables set outbound = 'Y', inbound = 'N', in_order = 220 where table_name = 'role_master';" calcext:value-type="string">
            <text:p>update sync_tables set outbound = 'Y', inbound = 'N', in_order = 220 where table_name = 'role_master';</text:p>
          </table:table-cell>
          <table:table-cell/>
          <table:table-cell table:formula="of:=&quot;update sync_tables set outbound = '&quot; &amp; [.J38] &amp; &quot;', inbound = '&quot; &amp; [.K38] &amp; &quot;', in_order = &quot; &amp; [.M38] &amp; &quot; where table_name = '&quot; &amp; [.A38] &amp; &quot;';&quot;" office:value-type="string" office:string-value="update sync_tables set outbound = 'N', inbound = 'Y', in_order = 220 where table_name = 'role_master';" calcext:value-type="string">
            <text:p>update sync_tables set outbound = 'N', inbound = 'Y', in_order = 220 where table_name = 'role_master';</text:p>
          </table:table-cell>
          <table:table-cell table:number-columns-repeated="1000"/>
        </table:table-row>
        <table:table-row table:style-name="ro2" table:visibility="filter">
          <table:table-cell table:style-name="ce7" office:value-type="string" calcext:value-type="string">
            <office:annotation draw:style-name="gr1" draw:text-style-name="P1" svg:width="2.899cm" svg:height="2.176cm" svg:x="5.972cm" svg:y="11.483cm" draw:caption-point-x="-0.61cm" draw:caption-point-y="1.51cm">
              <dc:date>2015-04-01T00:00:00</dc:date>
              <text:p text:style-name="P1"><text:span text:style-name="T1">What is the use?</text:span></text:p>
              <text:list text:style-name="">
                <text:list-item>
                  <text:p text:style-name="P1"><text:span text:style-name="T1">Sync as defined now (2015.04.01) don't need it</text:span></text:p>
                </text:list-item>
              </text:list>
            </office:annotation>
            <text:p>server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12"/>
          <table:table-cell table:style-name="ce12" office:value-type="float" office:value="-1" calcext:value-type="float">
            <text:p>-1</text:p>
          </table:table-cell>
          <table:table-cell/>
          <table:table-cell office:value-type="string" calcext:value-type="string">
            <text:p>Not used for sync</text:p>
          </table:table-cell>
          <table:table-cell/>
          <table:table-cell table:formula="of:=&quot;insert into sync_tables (table_name, outbound, inbound, in_order) values ('&quot; &amp; [.A39] &amp; &quot;', '&quot; &amp; [.G39] &amp; &quot;', '&quot; &amp; [.H39] &amp;&quot;', &quot; &amp; [.M39] &amp; &quot;);&quot;" office:value-type="string" office:string-value="insert into sync_tables (table_name, outbound, inbound, in_order) values ('server_master', 'N', 'N', -1);" calcext:value-type="string">
            <text:p>insert into sync_tables (table_name, outbound, inbound, in_order) values ('server_master', 'N', 'N', -1);</text:p>
          </table:table-cell>
          <table:table-cell/>
          <table:table-cell table:formula="of:=&quot;insert into sync_tables (table_name, outbound, inbound,  in_order) values ('&quot; &amp; [.A39] &amp; &quot;', '&quot; &amp; [.J39] &amp; &quot;', '&quot; &amp; [.K39] &amp;&quot;', &quot; &amp; [.M39] &amp; &quot;);&quot;" office:value-type="string" office:string-value="insert into sync_tables (table_name, outbound, inbound,  in_order) values ('server_master', 'N', 'N', -1);" calcext:value-type="string">
            <text:p>insert into sync_tables (table_name, outbound, inbound, <text:s/>in_order) values ('server_master', 'N', 'N', -1);</text:p>
          </table:table-cell>
          <table:table-cell/>
          <table:table-cell table:formula="of:=&quot;update sync_tables set outbound = '&quot; &amp; [.G39] &amp; &quot;', inbound = '&quot; &amp; [.H39] &amp; &quot;', in_order = &quot; &amp; [.M39] &amp; &quot; where table_name = '&quot; &amp; [.A39] &amp; &quot;';&quot;" office:value-type="string" office:string-value="update sync_tables set outbound = 'N', inbound = 'N', in_order = -1 where table_name = 'server_master';" calcext:value-type="string">
            <text:p>update sync_tables set outbound = 'N', inbound = 'N', in_order = -1 where table_name = 'server_master';</text:p>
          </table:table-cell>
          <table:table-cell/>
          <table:table-cell table:formula="of:=&quot;update sync_tables set outbound = '&quot; &amp; [.J39] &amp; &quot;', inbound = '&quot; &amp; [.K39] &amp; &quot;', in_order = &quot; &amp; [.M39] &amp; &quot; where table_name = '&quot; &amp; [.A39] &amp; &quot;';&quot;" office:value-type="string" office:string-value="update sync_tables set outbound = 'N', inbound = 'N', in_order = -1 where table_name = 'server_master';" calcext:value-type="string">
            <text:p>update sync_tables set outbound = 'N', inbound = 'N', in_order = -1 where table_name = 'server_master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stat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number-columns-repeated="3"/>
          <table:table-cell table:formula="of:=&quot;insert into sync_tables (table_name, outbound, inbound, in_order) values ('&quot; &amp; [.A40] &amp; &quot;', '&quot; &amp; [.G40] &amp; &quot;', '&quot; &amp; [.H40] &amp;&quot;', &quot; &amp; [.M40] &amp; &quot;);&quot;" office:value-type="string" office:string-value="insert into sync_tables (table_name, outbound, inbound, in_order) values ('states', 'Y', 'N', 10);" calcext:value-type="string">
            <text:p>insert into sync_tables (table_name, outbound, inbound, in_order) values ('states', 'Y', 'N', 10);</text:p>
          </table:table-cell>
          <table:table-cell/>
          <table:table-cell table:formula="of:=&quot;insert into sync_tables (table_name, outbound, inbound,  in_order) values ('&quot; &amp; [.A40] &amp; &quot;', '&quot; &amp; [.J40] &amp; &quot;', '&quot; &amp; [.K40] &amp;&quot;', &quot; &amp; [.M40] &amp; &quot;);&quot;" office:value-type="string" office:string-value="insert into sync_tables (table_name, outbound, inbound,  in_order) values ('states', 'N', 'Y', 10);" calcext:value-type="string">
            <text:p>insert into sync_tables (table_name, outbound, inbound, <text:s/>in_order) values ('states', 'N', 'Y', 10);</text:p>
          </table:table-cell>
          <table:table-cell/>
          <table:table-cell table:formula="of:=&quot;update sync_tables set outbound = '&quot; &amp; [.G40] &amp; &quot;', inbound = '&quot; &amp; [.H40] &amp; &quot;', in_order = &quot; &amp; [.M40] &amp; &quot; where table_name = '&quot; &amp; [.A40] &amp; &quot;';&quot;" office:value-type="string" office:string-value="update sync_tables set outbound = 'Y', inbound = 'N', in_order = 10 where table_name = 'states';" calcext:value-type="string">
            <text:p>update sync_tables set outbound = 'Y', inbound = 'N', in_order = 10 where table_name = 'states';</text:p>
          </table:table-cell>
          <table:table-cell/>
          <table:table-cell table:formula="of:=&quot;update sync_tables set outbound = '&quot; &amp; [.J40] &amp; &quot;', inbound = '&quot; &amp; [.K40] &amp; &quot;', in_order = &quot; &amp; [.M40] &amp; &quot; where table_name = '&quot; &amp; [.A40] &amp; &quot;';&quot;" office:value-type="string" office:string-value="update sync_tables set outbound = 'N', inbound = 'Y', in_order = 10 where table_name = 'states';" calcext:value-type="string">
            <text:p>update sync_tables set outbound = 'N', inbound = 'Y', in_order = 10 where table_name = 'states';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urvey_geo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12"/>
          <table:table-cell table:number-columns-repeated="2" table:style-name="ce14" office:value-type="string" calcext:value-type="string">
            <text:p>Y</text:p>
          </table:table-cell>
          <table:table-cell table:style-name="ce12"/>
          <table:table-cell table:style-name="ce12" office:value-type="float" office:value="330" calcext:value-type="float">
            <text:p>330</text:p>
          </table:table-cell>
          <table:table-cell/>
          <table:table-cell table:style-name="ce21" office:value-type="string" calcext:value-type="string">
            <text:p>In which tier is modifidied this table?</text:p>
          </table:table-cell>
          <table:table-cell/>
          <table:table-cell table:formula="of:=&quot;insert into sync_tables (table_name, outbound, inbound, in_order) values ('&quot; &amp; [.A41] &amp; &quot;', '&quot; &amp; [.G41] &amp; &quot;', '&quot; &amp; [.H41] &amp;&quot;', &quot; &amp; [.M41] &amp; &quot;);&quot;" office:value-type="string" office:string-value="insert into sync_tables (table_name, outbound, inbound, in_order) values ('survey_geo_master', 'N', 'Y', 330);" calcext:value-type="string">
            <text:p>insert into sync_tables (table_name, outbound, inbound, in_order) values ('survey_geo_master', 'N', 'Y', 330);</text:p>
          </table:table-cell>
          <table:table-cell/>
          <table:table-cell table:formula="of:=&quot;insert into sync_tables (table_name, outbound, inbound,  in_order) values ('&quot; &amp; [.A41] &amp; &quot;', '&quot; &amp; [.J41] &amp; &quot;', '&quot; &amp; [.K41] &amp;&quot;', &quot; &amp; [.M41] &amp; &quot;);&quot;" office:value-type="string" office:string-value="insert into sync_tables (table_name, outbound, inbound,  in_order) values ('survey_geo_master', 'Y', 'Y', 330);" calcext:value-type="string">
            <text:p>insert into sync_tables (table_name, outbound, inbound, <text:s/>in_order) values ('survey_geo_master', 'Y', 'Y', 330);</text:p>
          </table:table-cell>
          <table:table-cell/>
          <table:table-cell table:formula="of:=&quot;update sync_tables set outbound = '&quot; &amp; [.G41] &amp; &quot;', inbound = '&quot; &amp; [.H41] &amp; &quot;', in_order = &quot; &amp; [.M41] &amp; &quot; where table_name = '&quot; &amp; [.A41] &amp; &quot;';&quot;" office:value-type="string" office:string-value="update sync_tables set outbound = 'N', inbound = 'Y', in_order = 330 where table_name = 'survey_geo_master';" calcext:value-type="string">
            <text:p>update sync_tables set outbound = 'N', inbound = 'Y', in_order = 330 where table_name = 'survey_geo_master';</text:p>
          </table:table-cell>
          <table:table-cell/>
          <table:table-cell table:formula="of:=&quot;update sync_tables set outbound = '&quot; &amp; [.J41] &amp; &quot;', inbound = '&quot; &amp; [.K41] &amp; &quot;', in_order = &quot; &amp; [.M41] &amp; &quot; where table_name = '&quot; &amp; [.A41] &amp; &quot;';&quot;" office:value-type="string" office:string-value="update sync_tables set outbound = 'Y', inbound = 'Y', in_order = 330 where table_name = 'survey_geo_master';" calcext:value-type="string">
            <text:p>update sync_tables set outbound = 'Y', inbound = 'Y', in_order = 330 where table_name = 'survey_geo_master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survey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320" calcext:value-type="float">
            <text:p>320</text:p>
          </table:table-cell>
          <table:table-cell/>
          <table:table-cell table:style-name="ce21" office:value-type="string" calcext:value-type="string">
            <text:p>Only central should modify this table?</text:p>
          </table:table-cell>
          <table:table-cell/>
          <table:table-cell table:formula="of:=&quot;insert into sync_tables (table_name, outbound, inbound, in_order) values ('&quot; &amp; [.A42] &amp; &quot;', '&quot; &amp; [.G42] &amp; &quot;', '&quot; &amp; [.H42] &amp;&quot;', &quot; &amp; [.M42] &amp; &quot;);&quot;" office:value-type="string" office:string-value="insert into sync_tables (table_name, outbound, inbound, in_order) values ('survey_master', 'Y', 'N', 320);" calcext:value-type="string">
            <text:p>insert into sync_tables (table_name, outbound, inbound, in_order) values ('survey_master', 'Y', 'N', 320);</text:p>
          </table:table-cell>
          <table:table-cell/>
          <table:table-cell table:formula="of:=&quot;insert into sync_tables (table_name, outbound, inbound,  in_order) values ('&quot; &amp; [.A42] &amp; &quot;', '&quot; &amp; [.J42] &amp; &quot;', '&quot; &amp; [.K42] &amp;&quot;', &quot; &amp; [.M42] &amp; &quot;);&quot;" office:value-type="string" office:string-value="insert into sync_tables (table_name, outbound, inbound,  in_order) values ('survey_master', 'N', 'Y', 320);" calcext:value-type="string">
            <text:p>insert into sync_tables (table_name, outbound, inbound, <text:s/>in_order) values ('survey_master', 'N', 'Y', 320);</text:p>
          </table:table-cell>
          <table:table-cell/>
          <table:table-cell table:formula="of:=&quot;update sync_tables set outbound = '&quot; &amp; [.G42] &amp; &quot;', inbound = '&quot; &amp; [.H42] &amp; &quot;', in_order = &quot; &amp; [.M42] &amp; &quot; where table_name = '&quot; &amp; [.A42] &amp; &quot;';&quot;" office:value-type="string" office:string-value="update sync_tables set outbound = 'Y', inbound = 'N', in_order = 320 where table_name = 'survey_master';" calcext:value-type="string">
            <text:p>update sync_tables set outbound = 'Y', inbound = 'N', in_order = 320 where table_name = 'survey_master';</text:p>
          </table:table-cell>
          <table:table-cell/>
          <table:table-cell table:formula="of:=&quot;update sync_tables set outbound = '&quot; &amp; [.J42] &amp; &quot;', inbound = '&quot; &amp; [.K42] &amp; &quot;', in_order = &quot; &amp; [.M42] &amp; &quot; where table_name = '&quot; &amp; [.A42] &amp; &quot;';&quot;" office:value-type="string" office:string-value="update sync_tables set outbound = 'N', inbound = 'Y', in_order = 320 where table_name = 'survey_master';" calcext:value-type="string">
            <text:p>update sync_tables set outbound = 'N', inbound = 'Y', in_order = 320 where table_name = 'survey_master';</text:p>
          </table:table-cell>
          <table:table-cell table:number-columns-repeated="1000"/>
        </table:table-row>
        <table:table-row table:style-name="ro2" table:visibility="filter">
          <table:table-cell table:style-name="ce4" office:value-type="string" calcext:value-type="string">
            <text:p>survey_role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240" calcext:value-type="float">
            <text:p>240</text:p>
          </table:table-cell>
          <table:table-cell/>
          <table:table-cell table:style-name="ce21" office:value-type="string" calcext:value-type="string">
            <text:p>Only central should modify this table?</text:p>
          </table:table-cell>
          <table:table-cell/>
          <table:table-cell table:formula="of:=&quot;insert into sync_tables (table_name, outbound, inbound, in_order) values ('&quot; &amp; [.A43] &amp; &quot;', '&quot; &amp; [.G43] &amp; &quot;', '&quot; &amp; [.H43] &amp;&quot;', &quot; &amp; [.M43] &amp; &quot;);&quot;" office:value-type="string" office:string-value="insert into sync_tables (table_name, outbound, inbound, in_order) values ('survey_role_master', 'Y', 'N', 240);" calcext:value-type="string">
            <text:p>insert into sync_tables (table_name, outbound, inbound, in_order) values ('survey_role_master', 'Y', 'N', 240);</text:p>
          </table:table-cell>
          <table:table-cell/>
          <table:table-cell table:formula="of:=&quot;insert into sync_tables (table_name, outbound, inbound,  in_order) values ('&quot; &amp; [.A43] &amp; &quot;', '&quot; &amp; [.J43] &amp; &quot;', '&quot; &amp; [.K43] &amp;&quot;', &quot; &amp; [.M43] &amp; &quot;);&quot;" office:value-type="string" office:string-value="insert into sync_tables (table_name, outbound, inbound,  in_order) values ('survey_role_master', 'N', 'Y', 240);" calcext:value-type="string">
            <text:p>insert into sync_tables (table_name, outbound, inbound, <text:s/>in_order) values ('survey_role_master', 'N', 'Y', 240);</text:p>
          </table:table-cell>
          <table:table-cell/>
          <table:table-cell table:formula="of:=&quot;update sync_tables set outbound = '&quot; &amp; [.G43] &amp; &quot;', inbound = '&quot; &amp; [.H43] &amp; &quot;', in_order = &quot; &amp; [.M43] &amp; &quot; where table_name = '&quot; &amp; [.A43] &amp; &quot;';&quot;" office:value-type="string" office:string-value="update sync_tables set outbound = 'Y', inbound = 'N', in_order = 240 where table_name = 'survey_role_master';" calcext:value-type="string">
            <text:p>update sync_tables set outbound = 'Y', inbound = 'N', in_order = 240 where table_name = 'survey_role_master';</text:p>
          </table:table-cell>
          <table:table-cell/>
          <table:table-cell table:formula="of:=&quot;update sync_tables set outbound = '&quot; &amp; [.J43] &amp; &quot;', inbound = '&quot; &amp; [.K43] &amp; &quot;', in_order = &quot; &amp; [.M43] &amp; &quot; where table_name = '&quot; &amp; [.A43] &amp; &quot;';&quot;" office:value-type="string" office:string-value="update sync_tables set outbound = 'N', inbound = 'Y', in_order = 240 where table_name = 'survey_role_master';" calcext:value-type="string">
            <text:p>update sync_tables set outbound = 'N', inbound = 'Y', in_order = 240 where table_name = 'survey_role_master';</text:p>
          </table:table-cell>
          <table:table-cell table:number-columns-repeated="1000"/>
        </table:table-row>
        <table:table-row table:style-name="ro2" table:visibility="filter">
          <table:table-cell table:style-name="ce4" office:value-type="string" calcext:value-type="string">
            <text:p>surveyor_m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Only central should modify this table?</text:p>
          </table:table-cell>
          <table:table-cell/>
          <table:table-cell table:formula="of:=&quot;insert into sync_tables (table_name, outbound, inbound, in_order) values ('&quot; &amp; [.A44] &amp; &quot;', '&quot; &amp; [.G44] &amp; &quot;', '&quot; &amp; [.H44] &amp;&quot;', &quot; &amp; [.M44] &amp; &quot;);&quot;" office:value-type="string" office:string-value="insert into sync_tables (table_name, outbound, inbound, in_order) values ('surveyor_master', 'Y', 'N', 0);" calcext:value-type="string">
            <text:p>insert into sync_tables (table_name, outbound, inbound, in_order) values ('surveyor_master', 'Y', 'N', 0);</text:p>
          </table:table-cell>
          <table:table-cell/>
          <table:table-cell table:formula="of:=&quot;insert into sync_tables (table_name, outbound, inbound,  in_order) values ('&quot; &amp; [.A44] &amp; &quot;', '&quot; &amp; [.J44] &amp; &quot;', '&quot; &amp; [.K44] &amp;&quot;', &quot; &amp; [.M44] &amp; &quot;);&quot;" office:value-type="string" office:string-value="insert into sync_tables (table_name, outbound, inbound,  in_order) values ('surveyor_master', 'N', 'Y', 0);" calcext:value-type="string">
            <text:p>insert into sync_tables (table_name, outbound, inbound, <text:s/>in_order) values ('surveyor_master', 'N', 'Y', 0);</text:p>
          </table:table-cell>
          <table:table-cell/>
          <table:table-cell table:formula="of:=&quot;update sync_tables set outbound = '&quot; &amp; [.G44] &amp; &quot;', inbound = '&quot; &amp; [.H44] &amp; &quot;', in_order = &quot; &amp; [.M44] &amp; &quot; where table_name = '&quot; &amp; [.A44] &amp; &quot;';&quot;" office:value-type="string" office:string-value="update sync_tables set outbound = 'Y', inbound = 'N', in_order = 0 where table_name = 'surveyor_master';" calcext:value-type="string">
            <text:p>update sync_tables set outbound = 'Y', inbound = 'N', in_order = 0 where table_name = 'surveyor_master';</text:p>
          </table:table-cell>
          <table:table-cell/>
          <table:table-cell table:formula="of:=&quot;update sync_tables set outbound = '&quot; &amp; [.J44] &amp; &quot;', inbound = '&quot; &amp; [.K44] &amp; &quot;', in_order = &quot; &amp; [.M44] &amp; &quot; where table_name = '&quot; &amp; [.A44] &amp; &quot;';&quot;" office:value-type="string" office:string-value="update sync_tables set outbound = 'N', inbound = 'Y', in_order = 0 where table_name = 'surveyor_master';" calcext:value-type="string">
            <text:p>update sync_tables set outbound = 'N', inbound = 'Y', in_order = 0 where table_name = 'surveyor_master';</text:p>
          </table:table-cell>
          <table:table-cell table:number-columns-repeated="1000"/>
        </table:table-row>
        <table:table-row table:style-name="ro2" table:visibility="filter">
          <table:table-cell table:style-name="ce4" office:value-type="string" calcext:value-type="string">
            <text:p>surveyor_ro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2"/>
          <table:table-cell table:style-name="ce12" office:value-type="float" office:value="230" calcext:value-type="float">
            <text:p>230</text:p>
          </table:table-cell>
          <table:table-cell/>
          <table:table-cell table:style-name="ce21" office:value-type="string" calcext:value-type="string">
            <text:p>Only central should modify this table?</text:p>
          </table:table-cell>
          <table:table-cell/>
          <table:table-cell table:formula="of:=&quot;insert into sync_tables (table_name, outbound, inbound, in_order) values ('&quot; &amp; [.A45] &amp; &quot;', '&quot; &amp; [.G45] &amp; &quot;', '&quot; &amp; [.H45] &amp;&quot;', &quot; &amp; [.M45] &amp; &quot;);&quot;" office:value-type="string" office:string-value="insert into sync_tables (table_name, outbound, inbound, in_order) values ('surveyor_role', 'Y', 'N', 230);" calcext:value-type="string">
            <text:p>insert into sync_tables (table_name, outbound, inbound, in_order) values ('surveyor_role', 'Y', 'N', 230);</text:p>
          </table:table-cell>
          <table:table-cell/>
          <table:table-cell table:formula="of:=&quot;insert into sync_tables (table_name, outbound, inbound,  in_order) values ('&quot; &amp; [.A45] &amp; &quot;', '&quot; &amp; [.J45] &amp; &quot;', '&quot; &amp; [.K45] &amp;&quot;', &quot; &amp; [.M45] &amp; &quot;);&quot;" office:value-type="string" office:string-value="insert into sync_tables (table_name, outbound, inbound,  in_order) values ('surveyor_role', 'N', 'Y', 230);" calcext:value-type="string">
            <text:p>insert into sync_tables (table_name, outbound, inbound, <text:s/>in_order) values ('surveyor_role', 'N', 'Y', 230);</text:p>
          </table:table-cell>
          <table:table-cell/>
          <table:table-cell table:formula="of:=&quot;update sync_tables set outbound = '&quot; &amp; [.G45] &amp; &quot;', inbound = '&quot; &amp; [.H45] &amp; &quot;', in_order = &quot; &amp; [.M45] &amp; &quot; where table_name = '&quot; &amp; [.A45] &amp; &quot;';&quot;" office:value-type="string" office:string-value="update sync_tables set outbound = 'Y', inbound = 'N', in_order = 230 where table_name = 'surveyor_role';" calcext:value-type="string">
            <text:p>update sync_tables set outbound = 'Y', inbound = 'N', in_order = 230 where table_name = 'surveyor_role';</text:p>
          </table:table-cell>
          <table:table-cell/>
          <table:table-cell table:formula="of:=&quot;update sync_tables set outbound = '&quot; &amp; [.J45] &amp; &quot;', inbound = '&quot; &amp; [.K45] &amp; &quot;', in_order = &quot; &amp; [.M45] &amp; &quot; where table_name = '&quot; &amp; [.A45] &amp; &quot;';&quot;" office:value-type="string" office:string-value="update sync_tables set outbound = 'N', inbound = 'Y', in_order = 230 where table_name = 'surveyor_role';" calcext:value-type="string">
            <text:p>update sync_tables set outbound = 'N', inbound = 'Y', in_order = 230 where table_name = 'surveyor_role';</text:p>
          </table:table-cell>
          <table:table-cell table:number-columns-repeated="1000"/>
        </table:table-row>
        <table:table-row table:style-name="ro2" table:visibility="filter">
          <table:table-cell table:style-name="ce6" office:value-type="string" calcext:value-type="string">
            <text:p>surveyor_study_geograph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number-columns-repeated="2" table:style-name="ce14" office:value-type="string" calcext:value-type="string">
            <text:p>N</text:p>
          </table:table-cell>
          <table:table-cell table:style-name="ce12"/>
          <table:table-cell table:number-columns-repeated="2" table:style-name="ce14" office:value-type="string" calcext:value-type="string">
            <text:p>N</text:p>
          </table:table-cell>
          <table:table-cell table:style-name="ce12"/>
          <table:table-cell table:style-name="ce12" office:value-type="float" office:value="1410" calcext:value-type="float">
            <text:p>1410</text:p>
          </table:table-cell>
          <table:table-cell/>
          <table:table-cell table:style-name="ce21" office:value-type="string" calcext:value-type="string">
            <text:p>Empty in prod... How is the data flow?</text:p>
          </table:table-cell>
          <table:table-cell/>
          <table:table-cell table:formula="of:=&quot;insert into sync_tables (table_name, outbound, inbound, in_order) values ('&quot; &amp; [.A46] &amp; &quot;', '&quot; &amp; [.G46] &amp; &quot;', '&quot; &amp; [.H46] &amp;&quot;', &quot; &amp; [.M46] &amp; &quot;);&quot;" office:value-type="string" office:string-value="insert into sync_tables (table_name, outbound, inbound, in_order) values ('surveyor_study_geography', 'N', 'N', 1410);" calcext:value-type="string">
            <text:p>insert into sync_tables (table_name, outbound, inbound, in_order) values ('surveyor_study_geography', 'N', 'N', 1410);</text:p>
          </table:table-cell>
          <table:table-cell/>
          <table:table-cell table:formula="of:=&quot;insert into sync_tables (table_name, outbound, inbound,  in_order) values ('&quot; &amp; [.A46] &amp; &quot;', '&quot; &amp; [.J46] &amp; &quot;', '&quot; &amp; [.K46] &amp;&quot;', &quot; &amp; [.M46] &amp; &quot;);&quot;" office:value-type="string" office:string-value="insert into sync_tables (table_name, outbound, inbound,  in_order) values ('surveyor_study_geography', 'N', 'N', 1410);" calcext:value-type="string">
            <text:p>insert into sync_tables (table_name, outbound, inbound, <text:s/>in_order) values ('surveyor_study_geography', 'N', 'N', 1410);</text:p>
          </table:table-cell>
          <table:table-cell/>
          <table:table-cell table:formula="of:=&quot;update sync_tables set outbound = '&quot; &amp; [.G46] &amp; &quot;', inbound = '&quot; &amp; [.H46] &amp; &quot;', in_order = &quot; &amp; [.M46] &amp; &quot; where table_name = '&quot; &amp; [.A46] &amp; &quot;';&quot;" office:value-type="string" office:string-value="update sync_tables set outbound = 'N', inbound = 'N', in_order = 1410 where table_name = 'surveyor_study_geography';" calcext:value-type="string">
            <text:p>update sync_tables set outbound = 'N', inbound = 'N', in_order = 1410 where table_name = 'surveyor_study_geography';</text:p>
          </table:table-cell>
          <table:table-cell/>
          <table:table-cell table:formula="of:=&quot;update sync_tables set outbound = '&quot; &amp; [.J46] &amp; &quot;', inbound = '&quot; &amp; [.K46] &amp; &quot;', in_order = &quot; &amp; [.M46] &amp; &quot; where table_name = '&quot; &amp; [.A46] &amp; &quot;';&quot;" office:value-type="string" office:string-value="update sync_tables set outbound = 'N', inbound = 'N', in_order = 1410 where table_name = 'surveyor_study_geography';" calcext:value-type="string">
            <text:p>update sync_tables set outbound = 'N', inbound = 'N', in_order = 1410 where table_name = 'surveyor_study_geography';</text:p>
          </table:table-cell>
          <table:table-cell table:number-columns-repeated="1000"/>
        </table:table-row>
        <table:table-row table:style-name="ro2" table:visibility="filter">
          <table:table-cell table:style-name="ce6" office:value-type="string" calcext:value-type="string">
            <text:p>surveyor_survey_geo_elem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/>
          <table:table-cell table:number-columns-repeated="2" table:style-name="ce14" office:value-type="string" calcext:value-type="string">
            <text:p>N</text:p>
          </table:table-cell>
          <table:table-cell table:style-name="ce12"/>
          <table:table-cell table:number-columns-repeated="2" table:style-name="ce14" office:value-type="string" calcext:value-type="string">
            <text:p>N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/>
          <table:table-cell table:style-name="ce21" office:value-type="string" calcext:value-type="string">
            <text:p>How is the data flow?</text:p>
          </table:table-cell>
          <table:table-cell/>
          <table:table-cell table:formula="of:=&quot;insert into sync_tables (table_name, outbound, inbound, in_order) values ('&quot; &amp; [.A47] &amp; &quot;', '&quot; &amp; [.G47] &amp; &quot;', '&quot; &amp; [.H47] &amp;&quot;', &quot; &amp; [.M47] &amp; &quot;);&quot;" office:value-type="string" office:string-value="insert into sync_tables (table_name, outbound, inbound, in_order) values ('surveyor_survey_geo_element', 'N', 'N', 1400);" calcext:value-type="string">
            <text:p>insert into sync_tables (table_name, outbound, inbound, in_order) values ('surveyor_survey_geo_element', 'N', 'N', 1400);</text:p>
          </table:table-cell>
          <table:table-cell/>
          <table:table-cell table:formula="of:=&quot;insert into sync_tables (table_name, outbound, inbound,  in_order) values ('&quot; &amp; [.A47] &amp; &quot;', '&quot; &amp; [.J47] &amp; &quot;', '&quot; &amp; [.K47] &amp;&quot;', &quot; &amp; [.M47] &amp; &quot;);&quot;" office:value-type="string" office:string-value="insert into sync_tables (table_name, outbound, inbound,  in_order) values ('surveyor_survey_geo_element', 'N', 'N', 1400);" calcext:value-type="string">
            <text:p>insert into sync_tables (table_name, outbound, inbound, <text:s/>in_order) values ('surveyor_survey_geo_element', 'N', 'N', 1400);</text:p>
          </table:table-cell>
          <table:table-cell/>
          <table:table-cell table:formula="of:=&quot;update sync_tables set outbound = '&quot; &amp; [.G47] &amp; &quot;', inbound = '&quot; &amp; [.H47] &amp; &quot;', in_order = &quot; &amp; [.M47] &amp; &quot; where table_name = '&quot; &amp; [.A47] &amp; &quot;';&quot;" office:value-type="string" office:string-value="update sync_tables set outbound = 'N', inbound = 'N', in_order = 1400 where table_name = 'surveyor_survey_geo_element';" calcext:value-type="string">
            <text:p>update sync_tables set outbound = 'N', inbound = 'N', in_order = 1400 where table_name = 'surveyor_survey_geo_element';</text:p>
          </table:table-cell>
          <table:table-cell/>
          <table:table-cell table:formula="of:=&quot;update sync_tables set outbound = '&quot; &amp; [.J47] &amp; &quot;', inbound = '&quot; &amp; [.K47] &amp; &quot;', in_order = &quot; &amp; [.M47] &amp; &quot; where table_name = '&quot; &amp; [.A47] &amp; &quot;';&quot;" office:value-type="string" office:string-value="update sync_tables set outbound = 'N', inbound = 'N', in_order = 1400 where table_name = 'surveyor_survey_geo_element';" calcext:value-type="string">
            <text:p>update sync_tables set outbound = 'N', inbound = 'N', in_order = 1400 where table_name = 'surveyor_survey_geo_element';</text:p>
          </table:table-cell>
          <table:table-cell table:number-columns-repeated="1000"/>
        </table:table-row>
        <table:table-row table:style-name="ro2" table:visibility="filter">
          <table:table-cell table:style-name="ce8" office:value-type="string" calcext:value-type="string">
            <text:p>sync_backup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12"/>
          <table:table-cell table:style-name="ce12" office:value-type="float" office:value="-1" calcext:value-type="float">
            <text:p>-1</text:p>
          </table:table-cell>
          <table:table-cell/>
          <table:table-cell table:style-name="ce21" office:value-type="string" calcext:value-type="string">
            <text:p>What tier modifies this table?</text:p>
          </table:table-cell>
          <table:table-cell/>
          <table:table-cell table:formula="of:=&quot;insert into sync_tables (table_name, outbound, inbound, in_order) values ('&quot; &amp; [.A48] &amp; &quot;', '&quot; &amp; [.G48] &amp; &quot;', '&quot; &amp; [.H48] &amp;&quot;', &quot; &amp; [.M48] &amp; &quot;);&quot;" office:value-type="string" office:string-value="insert into sync_tables (table_name, outbound, inbound, in_order) values ('sync_backup', 'N', 'N', -1);" calcext:value-type="string">
            <text:p>insert into sync_tables (table_name, outbound, inbound, in_order) values ('sync_backup', 'N', 'N', -1);</text:p>
          </table:table-cell>
          <table:table-cell/>
          <table:table-cell table:formula="of:=&quot;insert into sync_tables (table_name, outbound, inbound,  in_order) values ('&quot; &amp; [.A48] &amp; &quot;', '&quot; &amp; [.J48] &amp; &quot;', '&quot; &amp; [.K48] &amp;&quot;', &quot; &amp; [.M48] &amp; &quot;);&quot;" office:value-type="string" office:string-value="insert into sync_tables (table_name, outbound, inbound,  in_order) values ('sync_backup', 'N', 'N', -1);" calcext:value-type="string">
            <text:p>insert into sync_tables (table_name, outbound, inbound, <text:s/>in_order) values ('sync_backup', 'N', 'N', -1);</text:p>
          </table:table-cell>
          <table:table-cell/>
          <table:table-cell table:formula="of:=&quot;update sync_tables set outbound = '&quot; &amp; [.G48] &amp; &quot;', inbound = '&quot; &amp; [.H48] &amp; &quot;', in_order = &quot; &amp; [.M48] &amp; &quot; where table_name = '&quot; &amp; [.A48] &amp; &quot;';&quot;" office:value-type="string" office:string-value="update sync_tables set outbound = 'N', inbound = 'N', in_order = -1 where table_name = 'sync_backup';" calcext:value-type="string">
            <text:p>update sync_tables set outbound = 'N', inbound = 'N', in_order = -1 where table_name = 'sync_backup';</text:p>
          </table:table-cell>
          <table:table-cell/>
          <table:table-cell table:formula="of:=&quot;update sync_tables set outbound = '&quot; &amp; [.J48] &amp; &quot;', inbound = '&quot; &amp; [.K48] &amp; &quot;', in_order = &quot; &amp; [.M48] &amp; &quot; where table_name = '&quot; &amp; [.A48] &amp; &quot;';&quot;" office:value-type="string" office:string-value="update sync_tables set outbound = 'N', inbound = 'N', in_order = -1 where table_name = 'sync_backup';" calcext:value-type="string">
            <text:p>update sync_tables set outbound = 'N', inbound = 'N', in_order = -1 where table_name = 'sync_backup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sync_contro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12"/>
          <table:table-cell table:style-name="ce12" office:value-type="float" office:value="-1" calcext:value-type="float">
            <text:p>-1</text:p>
          </table:table-cell>
          <table:table-cell/>
          <table:table-cell office:value-type="string" calcext:value-type="string">
            <text:p>Sync control</text:p>
          </table:table-cell>
          <table:table-cell/>
          <table:table-cell table:formula="of:=&quot;insert into sync_tables (table_name, outbound, inbound, in_order) values ('&quot; &amp; [.A49] &amp; &quot;', '&quot; &amp; [.G49] &amp; &quot;', '&quot; &amp; [.H49] &amp;&quot;', &quot; &amp; [.M49] &amp; &quot;);&quot;" office:value-type="string" office:string-value="insert into sync_tables (table_name, outbound, inbound, in_order) values ('sync_control', 'N', 'N', -1);" calcext:value-type="string">
            <text:p>insert into sync_tables (table_name, outbound, inbound, in_order) values ('sync_control', 'N', 'N', -1);</text:p>
          </table:table-cell>
          <table:table-cell/>
          <table:table-cell table:formula="of:=&quot;insert into sync_tables (table_name, outbound, inbound,  in_order) values ('&quot; &amp; [.A49] &amp; &quot;', '&quot; &amp; [.J49] &amp; &quot;', '&quot; &amp; [.K49] &amp;&quot;', &quot; &amp; [.M49] &amp; &quot;);&quot;" office:value-type="string" office:string-value="insert into sync_tables (table_name, outbound, inbound,  in_order) values ('sync_control', 'N', 'N', -1);" calcext:value-type="string">
            <text:p>insert into sync_tables (table_name, outbound, inbound, <text:s/>in_order) values ('sync_control', 'N', 'N', -1);</text:p>
          </table:table-cell>
          <table:table-cell/>
          <table:table-cell table:formula="of:=&quot;update sync_tables set outbound = '&quot; &amp; [.G49] &amp; &quot;', inbound = '&quot; &amp; [.H49] &amp; &quot;', in_order = &quot; &amp; [.M49] &amp; &quot; where table_name = '&quot; &amp; [.A49] &amp; &quot;';&quot;" office:value-type="string" office:string-value="update sync_tables set outbound = 'N', inbound = 'N', in_order = -1 where table_name = 'sync_control';" calcext:value-type="string">
            <text:p>update sync_tables set outbound = 'N', inbound = 'N', in_order = -1 where table_name = 'sync_control';</text:p>
          </table:table-cell>
          <table:table-cell/>
          <table:table-cell table:formula="of:=&quot;update sync_tables set outbound = '&quot; &amp; [.J49] &amp; &quot;', inbound = '&quot; &amp; [.K49] &amp; &quot;', in_order = &quot; &amp; [.M49] &amp; &quot; where table_name = '&quot; &amp; [.A49] &amp; &quot;';&quot;" office:value-type="string" office:string-value="update sync_tables set outbound = 'N', inbound = 'N', in_order = -1 where table_name = 'sync_control';" calcext:value-type="string">
            <text:p>update sync_tables set outbound = 'N', inbound = 'N', in_order = -1 where table_name = 'sync_control';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sync_tabl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style-name="ce12"/>
          <table:table-cell table:style-name="ce12" office:value-type="float" office:value="-1" calcext:value-type="float">
            <text:p>-1</text:p>
          </table:table-cell>
          <table:table-cell/>
          <table:table-cell office:value-type="string" calcext:value-type="string">
            <text:p>Sync control</text:p>
          </table:table-cell>
          <table:table-cell/>
          <table:table-cell table:formula="of:=&quot;insert into sync_tables (table_name, outbound, inbound, in_order) values ('&quot; &amp; [.A50] &amp; &quot;', '&quot; &amp; [.G50] &amp; &quot;', '&quot; &amp; [.H50] &amp;&quot;', &quot; &amp; [.M50] &amp; &quot;);&quot;" office:value-type="string" office:string-value="insert into sync_tables (table_name, outbound, inbound, in_order) values ('sync_tables', 'N', 'N', -1);" calcext:value-type="string">
            <text:p>insert into sync_tables (table_name, outbound, inbound, in_order) values ('sync_tables', 'N', 'N', -1);</text:p>
          </table:table-cell>
          <table:table-cell/>
          <table:table-cell table:formula="of:=&quot;insert into sync_tables (table_name, outbound, inbound,  in_order) values ('&quot; &amp; [.A50] &amp; &quot;', '&quot; &amp; [.J50] &amp; &quot;', '&quot; &amp; [.K50] &amp;&quot;', &quot; &amp; [.M50] &amp; &quot;);&quot;" office:value-type="string" office:string-value="insert into sync_tables (table_name, outbound, inbound,  in_order) values ('sync_tables', 'N', 'N', -1);" calcext:value-type="string">
            <text:p>insert into sync_tables (table_name, outbound, inbound, <text:s/>in_order) values ('sync_tables', 'N', 'N', -1);</text:p>
          </table:table-cell>
          <table:table-cell/>
          <table:table-cell table:formula="of:=&quot;update sync_tables set outbound = '&quot; &amp; [.G50] &amp; &quot;', inbound = '&quot; &amp; [.H50] &amp; &quot;', in_order = &quot; &amp; [.M50] &amp; &quot; where table_name = '&quot; &amp; [.A50] &amp; &quot;';&quot;" office:value-type="string" office:string-value="update sync_tables set outbound = 'N', inbound = 'N', in_order = -1 where table_name = 'sync_tables';" calcext:value-type="string">
            <text:p>update sync_tables set outbound = 'N', inbound = 'N', in_order = -1 where table_name = 'sync_tables';</text:p>
          </table:table-cell>
          <table:table-cell/>
          <table:table-cell table:formula="of:=&quot;update sync_tables set outbound = '&quot; &amp; [.J50] &amp; &quot;', inbound = '&quot; &amp; [.K50] &amp; &quot;', in_order = &quot; &amp; [.M50] &amp; &quot; where table_name = '&quot; &amp; [.A50] &amp; &quot;';&quot;" office:value-type="string" office:string-value="update sync_tables set outbound = 'N', inbound = 'N', in_order = -1 where table_name = 'sync_tables';" calcext:value-type="string">
            <text:p>update sync_tables set outbound = 'N', inbound = 'N', in_order = -1 where table_name = 'sync_tables';</text:p>
          </table:table-cell>
          <table:table-cell table:number-columns-repeated="1000"/>
        </table:table-row>
        <table:table-row table:style-name="ro2" table:number-rows-repeated="2">
          <table:table-cell table:number-columns-repeated="11"/>
          <table:table-cell table:style-name="ce12" table:number-columns-repeated="2"/>
          <table:table-cell table:number-columns-repeated="1010"/>
        </table:table-row>
        <table:table-row table:style-name="ro2" table:number-rows-repeated="104852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:Sheet1.M50" table:display-filter-buttons="true">
          <table:filter>
            <table:filter-and>
              <table:filter-condition table:field-number="9" table:value="Y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4:07:20.817057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1T15:44:38.325808385</dc:date>
    <meta:generator>LibreOffice/4.2.7.2$Linux_X86_64 LibreOffice_project/420m0$Build-2</meta:generator>
    <meta:editing-duration>PT2H14M26S</meta:editing-duration>
    <meta:editing-cycles>23</meta:editing-cycles>
    <meta:document-statistic meta:table-count="1" meta:cell-count="702" meta:object-count="0"/>
  </office:meta>
</office:document-meta>
</file>